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MSLTT10" svg:font-family="CMSLTT10"/>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Segoe UI" officeooo:rsid="000ce730" officeooo:paragraph-rsid="000ce730" style:font-name-complex="Segoe UI"/>
    </style:style>
    <style:style style:name="P2" style:family="paragraph" style:parent-style-name="Standard">
      <style:paragraph-properties fo:text-align="center" style:justify-single-word="false"/>
      <style:text-properties style:font-name="Segoe UI" officeooo:rsid="000d984c" officeooo:paragraph-rsid="000d984c" style:font-name-complex="Segoe UI"/>
    </style:style>
    <style:style style:name="P3" style:family="paragraph" style:parent-style-name="Standard">
      <style:paragraph-properties fo:text-align="center" style:justify-single-word="false"/>
      <style:text-properties style:font-name="Segoe UI" officeooo:rsid="000f83db" officeooo:paragraph-rsid="000f83db" style:font-name-complex="Segoe UI"/>
    </style:style>
    <style:style style:name="P4" style:family="paragraph" style:parent-style-name="Standard">
      <style:paragraph-properties fo:text-align="start" style:justify-single-word="false"/>
      <style:text-properties style:font-name="Segoe UI" officeooo:rsid="000f83db" officeooo:paragraph-rsid="000f83db" style:font-name-complex="Segoe UI"/>
    </style:style>
    <style:style style:name="P5" style:family="paragraph" style:parent-style-name="Standard">
      <style:paragraph-properties fo:text-align="start" style:justify-single-word="false"/>
      <style:text-properties style:font-name="Segoe UI" officeooo:rsid="000fedcb" officeooo:paragraph-rsid="001356b8" style:font-name-complex="Segoe UI"/>
    </style:style>
    <style:style style:name="P6" style:family="paragraph" style:parent-style-name="Standard">
      <style:paragraph-properties fo:text-align="start" style:justify-single-word="false"/>
      <style:text-properties style:font-name="Segoe UI" officeooo:rsid="00144891" officeooo:paragraph-rsid="001537ec" style:font-name-complex="Segoe UI"/>
    </style:style>
    <style:style style:name="P7" style:family="paragraph" style:parent-style-name="Standard">
      <style:paragraph-properties fo:text-align="start" style:justify-single-word="false"/>
      <style:text-properties style:font-name="Segoe UI" officeooo:rsid="00144891" officeooo:paragraph-rsid="00167399" style:font-name-complex="Segoe UI"/>
    </style:style>
    <style:style style:name="P8" style:family="paragraph" style:parent-style-name="Standard">
      <style:paragraph-properties fo:text-align="start" style:justify-single-word="false"/>
      <style:text-properties style:font-name="Segoe UI" officeooo:rsid="0018ed7b" officeooo:paragraph-rsid="001d3ba8" style:font-name-complex="Segoe UI"/>
    </style:style>
    <style:style style:name="P9" style:family="paragraph" style:parent-style-name="Standard">
      <style:paragraph-properties fo:text-align="start" style:justify-single-word="false"/>
      <style:text-properties style:font-name="Segoe UI" officeooo:rsid="0021694f" officeooo:paragraph-rsid="0021694f" style:font-name-complex="Segoe UI"/>
    </style:style>
    <style:style style:name="P10" style:family="paragraph" style:parent-style-name="Standard">
      <style:paragraph-properties fo:text-align="start" style:justify-single-word="false"/>
      <style:text-properties style:font-name="Segoe UI" officeooo:rsid="00436f1f" officeooo:paragraph-rsid="00436f1f" style:font-name-complex="Segoe UI"/>
    </style:style>
    <style:style style:name="P11" style:family="paragraph" style:parent-style-name="Standard">
      <style:paragraph-properties fo:text-align="start" style:justify-single-word="false"/>
      <style:text-properties style:font-name="Segoe UI" officeooo:rsid="0043b6b5" officeooo:paragraph-rsid="0043b6b5" style:font-name-complex="Segoe UI"/>
    </style:style>
    <style:style style:name="P12" style:family="paragraph" style:parent-style-name="Standard">
      <style:paragraph-properties fo:text-align="start" style:justify-single-word="false"/>
      <style:text-properties style:font-name="Segoe UI" officeooo:rsid="00448b1b" officeooo:paragraph-rsid="00448b1b" style:font-name-complex="Segoe UI"/>
    </style:style>
    <style:style style:name="P13" style:family="paragraph" style:parent-style-name="Standard">
      <style:paragraph-properties fo:text-align="start" style:justify-single-word="false"/>
      <style:text-properties style:font-name="Segoe UI" officeooo:rsid="00483848" officeooo:paragraph-rsid="00483848" style:font-name-complex="Segoe UI"/>
    </style:style>
    <style:style style:name="P14" style:family="paragraph" style:parent-style-name="Standard">
      <style:paragraph-properties fo:text-align="start" style:justify-single-word="false"/>
      <style:text-properties style:font-name="Segoe UI" officeooo:rsid="0049cf83" officeooo:paragraph-rsid="0049cf83" style:font-name-complex="Segoe UI"/>
    </style:style>
    <style:style style:name="P15" style:family="paragraph" style:parent-style-name="Standard">
      <style:paragraph-properties fo:text-align="start" style:justify-single-word="false"/>
      <style:text-properties style:font-name="Segoe UI" fo:font-style="normal" style:text-underline-style="none" officeooo:rsid="001356b8" officeooo:paragraph-rsid="001356b8" style:font-style-asian="normal" style:font-name-complex="Segoe UI" style:font-style-complex="normal"/>
    </style:style>
    <style:style style:name="P16" style:family="paragraph" style:parent-style-name="Standard">
      <style:paragraph-properties fo:text-align="start" style:justify-single-word="false"/>
      <style:text-properties style:font-name="Segoe UI" fo:font-style="normal" style:text-underline-style="none" officeooo:rsid="00144891" officeooo:paragraph-rsid="00144891" style:font-style-asian="normal" style:font-name-complex="Segoe UI" style:font-style-complex="normal"/>
    </style:style>
    <style:style style:name="P17" style:family="paragraph" style:parent-style-name="Standard">
      <style:paragraph-properties fo:text-align="center" style:justify-single-word="false"/>
      <style:text-properties style:font-name="Segoe UI" fo:font-style="normal" style:text-underline-style="none" officeooo:rsid="00144891" officeooo:paragraph-rsid="00144891" style:font-style-asian="normal" style:font-name-complex="Segoe UI" style:font-style-complex="normal"/>
    </style:style>
    <style:style style:name="P18" style:family="paragraph" style:parent-style-name="Standard">
      <style:paragraph-properties fo:text-align="start" style:justify-single-word="false"/>
      <style:text-properties style:font-name="Segoe UI" fo:font-style="normal" style:text-underline-style="none" officeooo:rsid="001537ec" officeooo:paragraph-rsid="001537ec" style:font-style-asian="normal" style:font-name-complex="Segoe UI" style:font-style-complex="normal"/>
    </style:style>
    <style:style style:name="P19" style:family="paragraph" style:parent-style-name="Standard">
      <style:paragraph-properties fo:text-align="start" style:justify-single-word="false"/>
      <style:text-properties style:font-name="Segoe UI" fo:font-style="normal" style:text-underline-style="none" officeooo:rsid="00247140" officeooo:paragraph-rsid="00259036" style:font-style-asian="normal" style:font-name-complex="Segoe UI" style:font-style-complex="normal"/>
    </style:style>
    <style:style style:name="P20" style:family="paragraph" style:parent-style-name="Standard">
      <style:paragraph-properties fo:text-align="start" style:justify-single-word="false"/>
      <style:text-properties style:font-name="Segoe UI" fo:font-style="normal" style:text-underline-style="none" officeooo:rsid="00247140" officeooo:paragraph-rsid="0021694f" style:font-style-asian="normal" style:font-name-complex="Segoe UI" style:font-style-complex="normal"/>
    </style:style>
    <style:style style:name="P21" style:family="paragraph" style:parent-style-name="Standard">
      <style:paragraph-properties fo:text-align="start" style:justify-single-word="false"/>
      <style:text-properties style:font-name="Segoe UI" fo:font-style="normal" style:text-underline-style="none" officeooo:rsid="00259036" officeooo:paragraph-rsid="00259036" style:font-style-asian="normal" style:font-name-complex="Segoe UI" style:font-style-complex="normal"/>
    </style:style>
    <style:style style:name="P22" style:family="paragraph" style:parent-style-name="Standard">
      <style:paragraph-properties fo:text-align="center" style:justify-single-word="false"/>
      <style:text-properties style:font-name="Segoe UI" fo:font-style="normal" style:text-underline-style="none" officeooo:rsid="0026a0ed" officeooo:paragraph-rsid="0026a0ed" style:font-style-asian="normal" style:font-name-complex="Segoe UI" style:font-style-complex="normal"/>
    </style:style>
    <style:style style:name="P23" style:family="paragraph" style:parent-style-name="Standard">
      <style:paragraph-properties fo:text-align="start" style:justify-single-word="false"/>
      <style:text-properties style:font-name="Segoe UI" fo:font-style="normal" style:text-underline-style="none" officeooo:rsid="0026a0ed" officeooo:paragraph-rsid="0026a0ed" style:font-style-asian="normal" style:font-name-complex="Segoe UI" style:font-style-complex="normal"/>
    </style:style>
    <style:style style:name="P24" style:family="paragraph" style:parent-style-name="Standard">
      <style:paragraph-properties fo:text-align="start" style:justify-single-word="false"/>
      <style:text-properties style:font-name="Segoe UI" fo:font-style="normal" style:text-underline-style="none" officeooo:rsid="002a191c" officeooo:paragraph-rsid="002a191c" style:font-style-asian="normal" style:font-name-complex="Segoe UI" style:font-style-complex="normal"/>
    </style:style>
    <style:style style:name="P25" style:family="paragraph" style:parent-style-name="Standard">
      <style:paragraph-properties fo:text-align="center" style:justify-single-word="false"/>
      <style:text-properties style:font-name="Segoe UI" fo:font-style="normal" style:text-underline-style="none" officeooo:rsid="00278a10" officeooo:paragraph-rsid="00278a10" style:font-style-asian="normal" style:font-name-complex="Segoe UI" style:font-style-complex="normal"/>
    </style:style>
    <style:style style:name="P26" style:family="paragraph" style:parent-style-name="Standard">
      <style:paragraph-properties fo:text-align="start" style:justify-single-word="false"/>
      <style:text-properties style:font-name="Segoe UI" fo:font-style="normal" style:text-underline-style="none" officeooo:rsid="00278a10" officeooo:paragraph-rsid="0028e6bb" style:font-style-asian="normal" style:font-name-complex="Segoe UI" style:font-style-complex="normal"/>
    </style:style>
    <style:style style:name="P27" style:family="paragraph" style:parent-style-name="Standard">
      <style:paragraph-properties fo:text-align="start" style:justify-single-word="false"/>
      <style:text-properties style:font-name="Segoe UI" fo:font-style="normal" style:text-underline-style="none" officeooo:rsid="00278a10" officeooo:paragraph-rsid="002a191c" style:font-style-asian="normal" style:font-name-complex="Segoe UI" style:font-style-complex="normal"/>
    </style:style>
    <style:style style:name="P28" style:family="paragraph" style:parent-style-name="Standard">
      <style:paragraph-properties fo:text-align="start" style:justify-single-word="false"/>
      <style:text-properties style:font-name="Segoe UI" fo:font-style="normal" style:text-underline-style="none" officeooo:rsid="00278a10" officeooo:paragraph-rsid="0028fc0d" style:font-style-asian="normal" style:font-name-complex="Segoe UI" style:font-style-complex="normal"/>
    </style:style>
    <style:style style:name="P29" style:family="paragraph" style:parent-style-name="Standard">
      <style:paragraph-properties fo:text-align="start" style:justify-single-word="false"/>
      <style:text-properties style:font-name="Segoe UI" fo:font-style="normal" style:text-underline-style="none" officeooo:rsid="00278a10" officeooo:paragraph-rsid="00278a10" style:font-style-asian="normal" style:font-name-complex="Segoe UI" style:font-style-complex="normal"/>
    </style:style>
    <style:style style:name="P30" style:family="paragraph" style:parent-style-name="Standard">
      <style:paragraph-properties fo:text-align="start" style:justify-single-word="false"/>
      <style:text-properties style:font-name="Segoe UI" fo:font-style="normal" style:text-underline-style="none" officeooo:rsid="00278a10" officeooo:paragraph-rsid="00283820" style:font-style-asian="normal" style:font-name-complex="Segoe UI" style:font-style-complex="normal"/>
    </style:style>
    <style:style style:name="P31" style:family="paragraph" style:parent-style-name="Standard">
      <style:paragraph-properties fo:text-align="start" style:justify-single-word="false"/>
      <style:text-properties style:font-name="Segoe UI" fo:font-style="normal" style:text-underline-style="none" officeooo:rsid="00278a10" officeooo:paragraph-rsid="0029b75e" style:font-style-asian="normal" style:font-name-complex="Segoe UI" style:font-style-complex="normal"/>
    </style:style>
    <style:style style:name="P32" style:family="paragraph" style:parent-style-name="Standard">
      <style:paragraph-properties fo:text-align="start" style:justify-single-word="false"/>
      <style:text-properties style:font-name="Segoe UI" fo:font-style="normal" style:text-underline-style="none" officeooo:rsid="00278a10" officeooo:paragraph-rsid="003fb3ab" style:font-style-asian="normal" style:font-name-complex="Segoe UI" style:font-style-complex="normal"/>
    </style:style>
    <style:style style:name="P33" style:family="paragraph" style:parent-style-name="Standard">
      <style:paragraph-properties fo:text-align="start" style:justify-single-word="false"/>
      <style:text-properties style:font-name="Segoe UI" fo:font-style="normal" style:text-underline-style="none" officeooo:rsid="0028eb2a" officeooo:paragraph-rsid="0028eb2a" style:font-style-asian="normal" style:font-name-complex="Segoe UI" style:font-style-complex="normal"/>
    </style:style>
    <style:style style:name="P34" style:family="paragraph" style:parent-style-name="Standard">
      <style:paragraph-properties fo:text-align="start" style:justify-single-word="false"/>
      <style:text-properties style:font-name="Segoe UI" fo:font-style="normal" style:text-underline-style="none" officeooo:rsid="0028eb2a" officeooo:paragraph-rsid="003fb3ab" style:font-style-asian="normal" style:font-name-complex="Segoe UI" style:font-style-complex="normal"/>
    </style:style>
    <style:style style:name="P35" style:family="paragraph" style:parent-style-name="Standard">
      <style:paragraph-properties fo:text-align="start" style:justify-single-word="false"/>
      <style:text-properties style:font-name="Segoe UI" fo:font-style="normal" style:text-underline-style="none" officeooo:rsid="0028eb2a" officeooo:paragraph-rsid="00436f1f" style:font-style-asian="normal" style:font-name-complex="Segoe UI" style:font-style-complex="normal"/>
    </style:style>
    <style:style style:name="P36" style:family="paragraph" style:parent-style-name="Standard">
      <style:paragraph-properties fo:text-align="start" style:justify-single-word="false"/>
      <style:text-properties style:font-name="Segoe UI" fo:font-style="normal" style:text-underline-style="none" officeooo:rsid="0028eb2a" officeooo:paragraph-rsid="0049cf83" style:font-style-asian="normal" style:font-name-complex="Segoe UI" style:font-style-complex="normal"/>
    </style:style>
    <style:style style:name="P37" style:family="paragraph" style:parent-style-name="Standard">
      <style:paragraph-properties fo:text-align="start" style:justify-single-word="false"/>
      <style:text-properties style:font-name="Segoe UI" fo:font-style="normal" style:text-underline-style="none" officeooo:rsid="0029b75e" officeooo:paragraph-rsid="0029b75e" style:font-style-asian="normal" style:font-name-complex="Segoe UI" style:font-style-complex="normal"/>
    </style:style>
    <style:style style:name="P38" style:family="paragraph" style:parent-style-name="Standard">
      <style:paragraph-properties fo:text-align="start" style:justify-single-word="false"/>
      <style:text-properties style:font-name="Segoe UI" fo:font-style="normal" style:text-underline-style="none" officeooo:rsid="0028fc0d" officeooo:paragraph-rsid="002a191c" style:font-style-asian="normal" style:font-name-complex="Segoe UI" style:font-style-complex="normal"/>
    </style:style>
    <style:style style:name="P39" style:family="paragraph" style:parent-style-name="Standard">
      <style:paragraph-properties fo:text-align="start" style:justify-single-word="false"/>
      <style:text-properties style:font-name="Segoe UI" fo:font-style="normal" style:text-underline-style="none" officeooo:rsid="0028fc0d" officeooo:paragraph-rsid="0028fc0d" style:font-style-asian="normal" style:font-name-complex="Segoe UI" style:font-style-complex="normal"/>
    </style:style>
    <style:style style:name="P40" style:family="paragraph" style:parent-style-name="Standard">
      <style:paragraph-properties fo:text-align="start" style:justify-single-word="false"/>
      <style:text-properties style:font-name="Segoe UI" fo:font-style="normal" style:text-underline-style="none" officeooo:rsid="002ae3e9" officeooo:paragraph-rsid="002ae3e9" style:font-style-asian="normal" style:font-name-complex="Segoe UI" style:font-style-complex="normal"/>
    </style:style>
    <style:style style:name="P41" style:family="paragraph" style:parent-style-name="Standard">
      <style:paragraph-properties fo:text-align="start" style:justify-single-word="false"/>
      <style:text-properties style:font-name="Segoe UI" fo:font-style="normal" style:text-underline-style="none" officeooo:rsid="002cddc0" officeooo:paragraph-rsid="002cddc0" style:font-style-asian="normal" style:font-name-complex="Segoe UI" style:font-style-complex="normal"/>
    </style:style>
    <style:style style:name="P42" style:family="paragraph" style:parent-style-name="Standard">
      <style:paragraph-properties fo:text-align="start" style:justify-single-word="false"/>
      <style:text-properties style:font-name="Segoe UI" fo:font-style="normal" style:text-underline-style="none" officeooo:rsid="0034907d" officeooo:paragraph-rsid="003875ee" style:font-style-asian="normal" style:font-name-complex="Segoe UI" style:font-style-complex="normal"/>
    </style:style>
    <style:style style:name="P43" style:family="paragraph" style:parent-style-name="Standard">
      <style:paragraph-properties fo:text-align="start" style:justify-single-word="false"/>
      <style:text-properties style:font-name="Segoe UI" fo:font-style="normal" style:text-underline-style="none" officeooo:rsid="0036799c" officeooo:paragraph-rsid="003875ee" style:font-style-asian="normal" style:font-name-complex="Segoe UI" style:font-style-complex="normal"/>
    </style:style>
    <style:style style:name="P44" style:family="paragraph" style:parent-style-name="Standard">
      <style:paragraph-properties fo:text-align="start" style:justify-single-word="false"/>
      <style:text-properties style:font-name="Segoe UI" fo:font-style="normal" style:text-underline-style="none" officeooo:rsid="002f98a6" officeooo:paragraph-rsid="0032aa1e" style:font-style-asian="normal" style:font-name-complex="Segoe UI" style:font-style-complex="normal"/>
    </style:style>
    <style:style style:name="P45" style:family="paragraph" style:parent-style-name="Standard">
      <style:paragraph-properties fo:text-align="start" style:justify-single-word="false"/>
      <style:text-properties style:font-name="Segoe UI" fo:font-style="normal" style:text-underline-style="none" officeooo:rsid="0038bf1e" officeooo:paragraph-rsid="0038bf1e" style:font-style-asian="normal" style:font-name-complex="Segoe UI" style:font-style-complex="normal"/>
    </style:style>
    <style:style style:name="P46" style:family="paragraph" style:parent-style-name="Standard">
      <style:paragraph-properties fo:text-align="start" style:justify-single-word="false"/>
      <style:text-properties style:font-name="Segoe UI" fo:font-style="normal" style:text-underline-style="none" officeooo:rsid="0038bf1e" officeooo:paragraph-rsid="003fb3ab" style:font-style-asian="normal" style:font-name-complex="Segoe UI" style:font-style-complex="normal"/>
    </style:style>
    <style:style style:name="P47" style:family="paragraph" style:parent-style-name="Standard">
      <style:paragraph-properties fo:text-align="start" style:justify-single-word="false"/>
      <style:text-properties style:font-name="Segoe UI" fo:font-style="normal" style:text-underline-style="none" officeooo:rsid="003a6f38" officeooo:paragraph-rsid="003a6f38" style:font-style-asian="normal" style:font-name-complex="Segoe UI" style:font-style-complex="normal"/>
    </style:style>
    <style:style style:name="P48" style:family="paragraph" style:parent-style-name="Standard">
      <style:paragraph-properties fo:text-align="start" style:justify-single-word="false"/>
      <style:text-properties style:font-name="Segoe UI" fo:font-style="normal" style:text-underline-style="none" officeooo:rsid="003a6f38" officeooo:paragraph-rsid="003fb3ab" style:font-style-asian="normal" style:font-name-complex="Segoe UI" style:font-style-complex="normal"/>
    </style:style>
    <style:style style:name="P49" style:family="paragraph" style:parent-style-name="Standard">
      <style:paragraph-properties fo:text-align="start" style:justify-single-word="false"/>
      <style:text-properties style:font-name="Segoe UI" fo:font-style="normal" style:text-underline-style="none" officeooo:rsid="003c6701" officeooo:paragraph-rsid="003c6701" style:font-style-asian="normal" style:font-name-complex="Segoe UI" style:font-style-complex="normal"/>
    </style:style>
    <style:style style:name="P50" style:family="paragraph" style:parent-style-name="Standard">
      <style:paragraph-properties fo:text-align="start" style:justify-single-word="false"/>
      <style:text-properties style:font-name="Segoe UI" fo:font-style="normal" style:text-underline-style="none" officeooo:rsid="003da2cd" officeooo:paragraph-rsid="003da2cd" style:font-style-asian="normal" style:font-name-complex="Segoe UI" style:font-style-complex="normal"/>
    </style:style>
    <style:style style:name="P51" style:family="paragraph" style:parent-style-name="Standard">
      <style:paragraph-properties fo:text-align="start" style:justify-single-word="false"/>
      <style:text-properties style:font-name="Segoe UI" fo:font-style="normal" style:text-underline-style="none" officeooo:rsid="003e78bd" officeooo:paragraph-rsid="003e78bd" style:font-style-asian="normal" style:font-name-complex="Segoe UI" style:font-style-complex="normal"/>
    </style:style>
    <style:style style:name="P52" style:family="paragraph" style:parent-style-name="Standard">
      <style:paragraph-properties fo:text-align="start" style:justify-single-word="false"/>
      <style:text-properties style:font-name="Segoe UI" fo:font-style="normal" style:text-underline-style="none" officeooo:rsid="004272f5" officeooo:paragraph-rsid="004272f5" style:font-style-asian="normal" style:font-name-complex="Segoe UI" style:font-style-complex="normal"/>
    </style:style>
    <style:style style:name="P53" style:family="paragraph" style:parent-style-name="Standard">
      <style:paragraph-properties fo:text-align="start" style:justify-single-word="false"/>
      <style:text-properties style:font-name="Segoe UI" fo:font-style="normal" style:text-underline-style="none" officeooo:rsid="00436f1f" officeooo:paragraph-rsid="00436f1f" style:font-style-asian="normal" style:font-name-complex="Segoe UI" style:font-style-complex="normal"/>
    </style:style>
    <style:style style:name="P54" style:family="paragraph" style:parent-style-name="Standard">
      <style:paragraph-properties fo:text-align="start" style:justify-single-word="false"/>
      <style:text-properties style:font-name="Segoe UI" fo:font-style="normal" style:text-underline-style="none" officeooo:rsid="00448b1b" officeooo:paragraph-rsid="00448b1b" style:font-style-asian="normal" style:font-name-complex="Segoe UI" style:font-style-complex="normal"/>
    </style:style>
    <style:style style:name="P55" style:family="paragraph" style:parent-style-name="Standard">
      <style:paragraph-properties fo:text-align="start" style:justify-single-word="false"/>
      <style:text-properties style:font-name="Segoe UI" fo:font-style="normal" style:text-underline-style="none" officeooo:rsid="0045ac2e" officeooo:paragraph-rsid="0045ac2e" style:font-style-asian="normal" style:font-name-complex="Segoe UI" style:font-style-complex="normal"/>
    </style:style>
    <style:style style:name="P56" style:family="paragraph" style:parent-style-name="Standard">
      <style:paragraph-properties fo:text-align="start" style:justify-single-word="false"/>
      <style:text-properties style:font-name="Segoe UI" fo:font-style="normal" style:text-underline-style="none" officeooo:rsid="00464dd7" officeooo:paragraph-rsid="00464dd7" style:font-style-asian="normal" style:font-name-complex="Segoe UI" style:font-style-complex="normal"/>
    </style:style>
    <style:style style:name="P57" style:family="paragraph" style:parent-style-name="Standard">
      <style:paragraph-properties fo:text-align="start" style:justify-single-word="false"/>
      <style:text-properties style:font-name="Segoe UI" fo:font-style="normal" style:text-underline-style="none" officeooo:rsid="0049cf83" officeooo:paragraph-rsid="0049cf83" style:font-style-asian="normal" style:font-name-complex="Segoe UI" style:font-style-complex="normal"/>
    </style:style>
    <style:style style:name="P58" style:family="paragraph" style:parent-style-name="Standard">
      <style:paragraph-properties fo:text-align="start" style:justify-single-word="false"/>
      <style:text-properties style:font-name="Segoe UI" fo:font-style="normal" style:text-underline-style="none" officeooo:rsid="004a88da" officeooo:paragraph-rsid="004a88da" style:font-style-asian="normal" style:font-name-complex="Segoe UI" style:font-style-complex="normal"/>
    </style:style>
    <style:style style:name="P59" style:family="paragraph" style:parent-style-name="Standard">
      <style:paragraph-properties fo:text-align="start" style:justify-single-word="false"/>
      <style:text-properties style:font-name="Segoe UI" fo:font-style="normal" style:text-underline-style="none" officeooo:rsid="004c05b3" officeooo:paragraph-rsid="004c05b3" style:font-style-asian="normal" style:font-name-complex="Segoe UI" style:font-style-complex="normal"/>
    </style:style>
    <style:style style:name="P60" style:family="paragraph" style:parent-style-name="Standard">
      <style:paragraph-properties fo:text-align="start" style:justify-single-word="false"/>
      <style:text-properties style:font-name="Segoe UI" fo:font-style="normal" style:text-underline-style="none" officeooo:rsid="004db50f" officeooo:paragraph-rsid="004db50f" style:font-style-asian="normal" style:font-name-complex="Segoe UI" style:font-style-complex="normal"/>
    </style:style>
    <style:style style:name="P61" style:family="paragraph" style:parent-style-name="Standard">
      <style:paragraph-properties fo:text-align="start" style:justify-single-word="false"/>
      <style:text-properties style:font-name="Segoe UI" fo:font-style="normal" officeooo:rsid="0021694f" officeooo:paragraph-rsid="00259036" style:font-style-asian="normal" style:font-name-complex="Segoe UI" style:font-style-complex="normal"/>
    </style:style>
    <style:style style:name="P62" style:family="paragraph" style:parent-style-name="Standard">
      <style:paragraph-properties fo:text-align="start" style:justify-single-word="false"/>
      <style:text-properties style:font-name="Segoe UI" fo:language="en" fo:country="US" fo:font-style="normal" style:text-underline-style="none" officeooo:rsid="0026a0ed" officeooo:paragraph-rsid="0026a0ed" style:font-style-asian="normal" style:font-name-complex="Segoe UI" style:font-style-complex="normal"/>
    </style:style>
    <style:style style:name="P63" style:family="paragraph" style:parent-style-name="Standard">
      <style:paragraph-properties fo:text-align="center" style:justify-single-word="false"/>
      <style:text-properties style:font-name="Segoe UI" fo:font-size="14pt" fo:font-style="normal" style:text-underline-style="none" officeooo:rsid="00247140" officeooo:paragraph-rsid="0021694f" style:font-size-asian="14pt" style:font-style-asian="normal" style:font-name-complex="Segoe UI" style:font-size-complex="14pt" style:font-style-complex="normal"/>
    </style:style>
    <style:style style:name="P64" style:family="paragraph" style:parent-style-name="Standard">
      <style:paragraph-properties fo:text-align="start" style:justify-single-word="false"/>
      <style:text-properties style:font-name="Segoe UI" fo:font-size="14pt" fo:font-style="normal" style:text-underline-style="none" officeooo:rsid="0028eb2a" officeooo:paragraph-rsid="003fb3ab" style:font-size-asian="14pt" style:font-style-asian="normal" style:font-name-complex="Segoe UI" style:font-size-complex="14pt" style:font-style-complex="normal"/>
    </style:style>
    <style:style style:name="P65" style:family="paragraph" style:parent-style-name="Standard">
      <style:paragraph-properties fo:text-align="start" style:justify-single-word="false"/>
      <style:text-properties style:font-name="Segoe UI" fo:font-size="15pt" fo:font-style="normal" style:text-underline-style="none" officeooo:rsid="0028eb2a" officeooo:paragraph-rsid="003fb3ab" style:font-size-asian="15pt" style:font-style-asian="normal" style:font-name-complex="Segoe UI" style:font-size-complex="15pt" style:font-style-complex="normal"/>
    </style:style>
    <style:style style:name="P66" style:family="paragraph" style:parent-style-name="Standard">
      <style:paragraph-properties fo:text-align="start" style:justify-single-word="false"/>
      <style:text-properties style:font-name="Segoe UI" fo:font-size="13pt" fo:font-style="normal" style:text-underline-style="none" officeooo:rsid="004272f5" officeooo:paragraph-rsid="004272f5" style:font-size-asian="13pt" style:font-style-asian="normal" style:font-name-complex="Segoe UI" style:font-size-complex="13pt" style:font-style-complex="normal"/>
    </style:style>
    <style:style style:name="P67" style:family="paragraph" style:parent-style-name="Standard">
      <style:paragraph-properties fo:text-align="start" style:justify-single-word="false"/>
      <style:text-properties style:font-name="Segoe UI" fo:font-size="13pt" fo:font-style="normal" style:text-underline-style="none" officeooo:rsid="0028eb2a" officeooo:paragraph-rsid="003fb3ab" style:font-size-asian="13pt" style:font-style-asian="normal" style:font-name-complex="Segoe UI" style:font-size-complex="13pt" style:font-style-complex="normal"/>
    </style:style>
    <style:style style:name="P68" style:family="paragraph" style:parent-style-name="Standard">
      <style:paragraph-properties fo:text-align="start" style:justify-single-word="false"/>
      <style:text-properties style:font-name="Segoe UI" fo:font-size="13pt" fo:font-style="normal" style:text-underline-style="none" officeooo:rsid="00436f1f" officeooo:paragraph-rsid="00436f1f" style:font-size-asian="13pt" style:font-style-asian="normal" style:font-name-complex="Segoe UI" style:font-size-complex="13pt" style:font-style-complex="normal"/>
    </style:style>
    <style:style style:name="P69" style:family="paragraph" style:parent-style-name="Standard">
      <style:paragraph-properties fo:text-align="start" style:justify-single-word="false"/>
      <style:text-properties style:font-name="Segoe UI" fo:font-size="12pt" fo:font-style="normal" style:text-underline-style="none" officeooo:rsid="004272f5" officeooo:paragraph-rsid="004272f5" style:font-size-asian="10.5pt" style:font-style-asian="normal" style:font-name-complex="Segoe UI" style:font-size-complex="12pt" style:font-style-complex="normal"/>
    </style:style>
    <style:style style:name="P70" style:family="paragraph" style:parent-style-name="Standard">
      <style:text-properties fo:color="#000000" style:font-name="Segoe UI" fo:font-size="12pt" officeooo:paragraph-rsid="0029b75e" style:font-size-asian="12pt" style:font-name-complex="Segoe UI" style:font-size-complex="12pt"/>
    </style:style>
    <style:style style:name="P71" style:family="paragraph" style:parent-style-name="Standard">
      <style:text-properties fo:color="#000000" style:font-name="Segoe UI" fo:font-size="12pt" officeooo:rsid="003599dc" officeooo:paragraph-rsid="0029b75e" style:font-size-asian="12pt" style:font-name-complex="Segoe UI" style:font-size-complex="12pt"/>
    </style:style>
    <style:style style:name="P72" style:family="paragraph" style:parent-style-name="Standard">
      <style:text-properties fo:color="#000000" style:font-name="Segoe UI" fo:font-size="12pt" officeooo:rsid="00458e67" officeooo:paragraph-rsid="0029b75e" style:font-size-asian="12pt" style:font-name-complex="Segoe UI" style:font-size-complex="12pt"/>
    </style:style>
    <style:style style:name="P73" style:family="paragraph" style:parent-style-name="Standard">
      <style:text-properties fo:color="#000000" style:font-name="Segoe UI" fo:font-size="12pt" officeooo:rsid="00105f7d" officeooo:paragraph-rsid="0029b75e" style:font-size-asian="12pt" style:font-name-complex="Segoe UI" style:font-size-complex="12pt"/>
    </style:style>
    <style:style style:name="P74" style:family="paragraph" style:parent-style-name="Standard">
      <style:text-properties fo:font-variant="normal" fo:text-transform="none" fo:color="#000000" style:font-name="Segoe UI" fo:font-size="12pt" fo:letter-spacing="normal" fo:font-style="normal" fo:font-weight="normal" officeooo:paragraph-rsid="0029b75e" style:font-size-asian="12pt" style:font-name-complex="Segoe UI" style:font-size-complex="12pt"/>
    </style:style>
    <style:style style:name="P75" style:family="paragraph" style:parent-style-name="Standard">
      <style:paragraph-properties fo:text-align="start" style:justify-single-word="false"/>
      <style:text-properties fo:font-variant="normal" fo:text-transform="none" fo:color="#000000" style:font-name="Segoe UI" fo:font-size="12pt" fo:letter-spacing="normal" fo:font-style="normal" fo:font-weight="normal" officeooo:paragraph-rsid="0029b75e" style:font-name-asian="CMSLTT10" style:font-size-asian="12pt" style:font-name-complex="Segoe UI" style:font-size-complex="12pt"/>
    </style:style>
    <style:style style:name="P76" style:family="paragraph" style:parent-style-name="Standard">
      <style:paragraph-properties fo:margin-left="0cm" fo:margin-right="0cm" fo:text-align="center" style:justify-single-word="false" fo:text-indent="0cm" style:auto-text-indent="false" style:writing-mode="rl-tb"/>
      <style:text-properties style:font-name="Segoe UI" fo:font-style="normal" style:text-underline-style="none" officeooo:rsid="002a191c" officeooo:paragraph-rsid="002a191c" style:font-style-asian="normal" style:font-name-complex="Segoe UI" style:font-style-complex="normal"/>
    </style:style>
    <style:style style:name="P77" style:family="paragraph" style:parent-style-name="Standard">
      <style:paragraph-properties fo:margin-left="0cm" fo:margin-right="0cm" fo:text-align="end" style:justify-single-word="false" fo:text-indent="0cm" style:auto-text-indent="false" style:writing-mode="rl-tb"/>
      <style:text-properties style:font-name="Segoe UI" fo:font-style="normal" style:text-underline-style="none" fo:font-weight="normal" officeooo:rsid="002a191c" officeooo:paragraph-rsid="002a191c" style:font-style-asian="normal" style:font-weight-asian="normal" style:font-name-complex="Segoe UI" style:font-style-complex="normal" style:font-weight-complex="normal"/>
    </style:style>
    <style:style style:name="P78" style:family="paragraph" style:parent-style-name="Standard">
      <style:paragraph-properties fo:margin-left="0cm" fo:margin-right="0cm" fo:text-indent="0cm" style:auto-text-indent="false"/>
      <style:text-properties fo:color="#000000" style:font-name="Segoe UI" fo:font-size="12pt" officeooo:paragraph-rsid="0029b75e" style:font-size-asian="12pt" style:font-name-complex="Segoe UI" style:font-size-complex="12pt"/>
    </style:style>
    <style:style style:name="P79" style:family="paragraph" style:parent-style-name="Standard">
      <style:paragraph-properties fo:text-align="start" style:justify-single-word="false" style:writing-mode="lr-tb"/>
      <style:text-properties style:font-name="Segoe UI" fo:font-style="normal" style:text-underline-style="none" officeooo:rsid="00278a10" officeooo:paragraph-rsid="00278a10" style:font-style-asian="normal" style:font-name-complex="Segoe UI" style:font-style-complex="normal"/>
    </style:style>
    <style:style style:name="P80" style:family="paragraph" style:parent-style-name="Standard">
      <style:paragraph-properties fo:text-align="start" style:justify-single-word="false" style:writing-mode="lr-tb"/>
      <style:text-properties style:font-name="Segoe UI" fo:font-style="normal" style:text-underline-style="none" officeooo:rsid="00278a10" officeooo:paragraph-rsid="00283820" style:font-style-asian="normal" style:font-name-complex="Segoe UI" style:font-style-complex="normal"/>
    </style:style>
    <style:style style:name="P81" style:family="paragraph" style:parent-style-name="Standard">
      <style:paragraph-properties fo:margin-left="3.175cm" fo:margin-right="0.474cm" fo:text-indent="-3.175cm" style:auto-text-indent="false"/>
      <style:text-properties fo:font-variant="normal" fo:text-transform="none" fo:color="#000000" style:font-name="Segoe UI" fo:font-size="12pt" fo:letter-spacing="normal" fo:font-style="normal" fo:font-weight="normal" officeooo:rsid="00458e67" officeooo:paragraph-rsid="0029b75e" style:font-size-asian="12pt" style:font-name-complex="Segoe UI" style:font-size-complex="12pt"/>
    </style:style>
    <style:style style:name="P82"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pt" fo:letter-spacing="normal" fo:font-style="normal" fo:font-weight="normal" officeooo:rsid="002aff67" officeooo:paragraph-rsid="0029b75e" style:font-size-asian="12pt" style:font-name-complex="Segoe UI" style:font-size-complex="12pt"/>
    </style:style>
    <style:style style:name="P83" style:family="paragraph" style:parent-style-name="Standard">
      <style:paragraph-properties fo:text-align="start" style:justify-single-word="false" fo:padding="0.074cm" fo:border-left="none" fo:border-right="none" fo:border-top="none" fo:border-bottom="0.99pt solid #000000" style:join-border="false"/>
      <style:text-properties style:font-name="Segoe UI" fo:font-style="normal" style:text-underline-style="none" officeooo:rsid="00247140" officeooo:paragraph-rsid="0021694f" style:font-style-asian="normal" style:font-name-complex="Segoe UI" style:font-style-complex="normal"/>
    </style:style>
    <style:style style:name="P84" style:family="paragraph" style:parent-style-name="Standard">
      <style:paragraph-properties fo:text-align="start" style:justify-single-word="false" fo:padding="0.074cm" fo:border-left="none" fo:border-right="none" fo:border-top="none" fo:border-bottom="0.99pt solid #000000" style:join-border="false"/>
      <style:text-properties style:font-name="Segoe UI" fo:font-style="normal" style:text-underline-style="none" officeooo:rsid="0030dd27" officeooo:paragraph-rsid="0032aa1e" style:font-style-asian="normal" style:font-name-complex="Segoe UI" style:font-style-complex="normal"/>
    </style:style>
    <style:style style:name="P85" style:family="paragraph" style:parent-style-name="Standard">
      <style:paragraph-properties fo:text-align="start" style:justify-single-word="false" fo:padding="0.074cm" fo:border-left="none" fo:border-right="none" fo:border-top="none" fo:border-bottom="0.06pt solid #000000" style:join-border="false"/>
      <style:text-properties style:font-name="Segoe UI" fo:font-style="normal" style:text-underline-style="none" officeooo:rsid="003a6f38" officeooo:paragraph-rsid="003fb3ab" style:font-style-asian="normal" style:font-name-complex="Segoe UI" style:font-style-complex="normal"/>
    </style:style>
    <style:style style:name="P86" style:family="paragraph" style:parent-style-name="Table_20_Contents">
      <style:paragraph-properties fo:text-align="center" style:justify-single-word="false"/>
      <style:text-properties style:font-name="Segoe UI" officeooo:rsid="0026a0ed" officeooo:paragraph-rsid="0026a0ed" style:font-name-complex="Segoe UI"/>
    </style:style>
    <style:style style:name="P87" style:family="paragraph" style:parent-style-name="Table_20_Contents">
      <style:paragraph-properties fo:text-align="center" style:justify-single-word="false"/>
      <style:text-properties style:font-name="Segoe UI" officeooo:rsid="002cddc0" officeooo:paragraph-rsid="002cddc0" style:font-name-complex="Segoe UI"/>
    </style:style>
    <style:style style:name="P88" style:family="paragraph" style:parent-style-name="Table_20_Contents">
      <style:paragraph-properties fo:text-align="center" style:justify-single-word="false"/>
      <style:text-properties style:font-name="Segoe UI" officeooo:rsid="002e7934" officeooo:paragraph-rsid="002e7934" style:font-name-complex="Segoe UI"/>
    </style:style>
    <style:style style:name="P89" style:family="paragraph" style:parent-style-name="Table_20_Contents">
      <style:paragraph-properties fo:text-align="center" style:justify-single-word="false"/>
      <style:text-properties style:font-name="Segoe UI" officeooo:rsid="0027077f" officeooo:paragraph-rsid="0027077f" style:font-name-complex="Segoe UI"/>
    </style:style>
    <style:style style:name="P90" style:family="paragraph" style:parent-style-name="Table_20_Contents">
      <style:paragraph-properties fo:text-align="center" style:justify-single-word="false"/>
      <style:text-properties style:font-name="Segoe UI" officeooo:rsid="00283820" officeooo:paragraph-rsid="00283820" style:font-name-complex="Segoe UI"/>
    </style:style>
    <style:style style:name="P91" style:family="paragraph" style:parent-style-name="Table_20_Contents">
      <style:paragraph-properties fo:text-align="center" style:justify-single-word="false"/>
      <style:text-properties style:font-name="Segoe UI" officeooo:rsid="00278a10" officeooo:paragraph-rsid="00278a10" style:font-name-complex="Segoe UI"/>
    </style:style>
    <style:style style:name="P92" style:family="paragraph" style:parent-style-name="Standard" style:list-style-name="L1">
      <style:paragraph-properties fo:text-align="start" style:justify-single-word="false"/>
      <style:text-properties style:font-name="Segoe UI" fo:font-style="normal" style:text-underline-style="none" officeooo:rsid="0028eb2a" officeooo:paragraph-rsid="00436f1f" style:font-style-asian="normal" style:font-name-complex="Segoe UI" style:font-style-complex="normal"/>
    </style:style>
    <style:style style:name="P93" style:family="paragraph" style:parent-style-name="Standard" style:list-style-name="L2">
      <style:paragraph-properties fo:text-align="start" style:justify-single-word="false"/>
      <style:text-properties style:font-name="Segoe UI" fo:font-style="normal" style:text-underline-style="none" officeooo:rsid="0028eb2a" officeooo:paragraph-rsid="00436f1f" style:font-style-asian="normal" style:font-name-complex="Segoe UI" style:font-style-complex="normal"/>
    </style:style>
    <style:style style:name="P94" style:family="paragraph" style:parent-style-name="Standard" style:list-style-name="L3">
      <style:paragraph-properties fo:text-align="start" style:justify-single-word="false"/>
      <style:text-properties style:font-name="Segoe UI" fo:font-style="normal" style:text-underline-style="none" officeooo:rsid="0028eb2a" officeooo:paragraph-rsid="003fb3ab" style:font-style-asian="normal" style:font-name-complex="Segoe UI" style:font-style-complex="normal"/>
    </style:style>
    <style:style style:name="P95" style:family="paragraph" style:parent-style-name="Standard" style:list-style-name="L6">
      <style:paragraph-properties fo:text-align="start" style:justify-single-word="false"/>
      <style:text-properties style:font-name="Segoe UI" fo:font-style="normal" style:text-underline-style="none" officeooo:rsid="0028eb2a" officeooo:paragraph-rsid="004c05b3" style:font-style-asian="normal" style:font-name-complex="Segoe UI" style:font-style-complex="normal"/>
    </style:style>
    <style:style style:name="P96" style:family="paragraph" style:parent-style-name="Standard" style:list-style-name="L4">
      <style:paragraph-properties fo:text-align="start" style:justify-single-word="false"/>
      <style:text-properties style:font-name="Segoe UI" fo:font-style="normal" style:text-underline-style="none" officeooo:rsid="0049cf83" officeooo:paragraph-rsid="0049cf83" style:font-style-asian="normal" style:font-name-complex="Segoe UI" style:font-style-complex="normal"/>
    </style:style>
    <style:style style:name="P97" style:family="paragraph" style:parent-style-name="Standard" style:list-style-name="L5">
      <style:paragraph-properties fo:text-align="start" style:justify-single-word="false"/>
      <style:text-properties style:font-name="Segoe UI" fo:font-style="normal" style:text-underline-style="none" officeooo:rsid="0049cf83" officeooo:paragraph-rsid="0049cf83" style:font-style-asian="normal" style:font-name-complex="Segoe UI" style:font-style-complex="normal"/>
    </style:style>
    <style:style style:name="P98" style:family="paragraph" style:parent-style-name="Standard" style:list-style-name="L7">
      <style:paragraph-properties fo:text-align="start" style:justify-single-word="false"/>
      <style:text-properties style:font-name="Segoe UI" fo:font-style="normal" style:text-underline-style="none" officeooo:rsid="0049cf83" officeooo:paragraph-rsid="004fad27" style:font-style-asian="normal" style:font-name-complex="Segoe UI" style:font-style-complex="normal"/>
    </style:style>
    <style:style style:name="P99" style:family="paragraph" style:parent-style-name="Standard" style:list-style-name="L7">
      <style:paragraph-properties fo:text-align="start" style:justify-single-word="false"/>
      <style:text-properties style:font-name="Segoe UI" fo:font-style="normal" style:text-underline-style="none" officeooo:rsid="004db50f" officeooo:paragraph-rsid="004db50f" style:font-style-asian="normal" style:font-name-complex="Segoe UI" style:font-style-complex="normal"/>
    </style:style>
    <style:style style:name="P100" style:family="paragraph" style:parent-style-name="Standard" style:list-style-name="L8">
      <style:paragraph-properties fo:text-align="start" style:justify-single-word="false"/>
      <style:text-properties style:font-name="Segoe UI" fo:font-style="normal" style:text-underline-style="none" officeooo:rsid="004db50f" officeooo:paragraph-rsid="004db50f" style:font-style-asian="normal" style:font-name-complex="Segoe UI" style:font-style-complex="normal"/>
    </style:style>
    <style:style style:name="P101" style:family="paragraph" style:parent-style-name="Standard">
      <style:paragraph-properties fo:text-align="start" style:justify-single-word="false"/>
      <style:text-properties style:font-name="Segoe UI" fo:font-style="normal" style:text-underline-style="none" officeooo:rsid="004db50f" officeooo:paragraph-rsid="0051f919" style:font-style-asian="normal" style:font-name-complex="Segoe UI" style:font-style-complex="normal"/>
    </style:style>
    <style:style style:name="T1" style:family="text">
      <style:text-properties officeooo:rsid="000d984c"/>
    </style:style>
    <style:style style:name="T2" style:family="text">
      <style:text-properties fo:font-style="normal" officeooo:rsid="0011c339" style:font-style-asian="normal" style:font-style-complex="normal"/>
    </style:style>
    <style:style style:name="T3" style:family="text">
      <style:text-properties fo:font-style="normal" officeooo:rsid="001356b8"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fo:font-style="normal" style:text-underline-style="none" officeooo:rsid="001356b8" style:font-style-asian="normal" style:font-style-complex="normal"/>
    </style:style>
    <style:style style:name="T6" style:family="text">
      <style:text-properties fo:font-style="normal" style:text-underline-style="none" officeooo:rsid="00144891" style:font-style-asian="normal" style:font-style-complex="normal"/>
    </style:style>
    <style:style style:name="T7" style:family="text">
      <style:text-properties fo:font-style="normal" style:text-underline-style="none" officeooo:rsid="001537ec" style:font-style-asian="normal" style:font-style-complex="normal"/>
    </style:style>
    <style:style style:name="T8" style:family="text">
      <style:text-properties fo:font-style="normal" style:text-underline-style="none" officeooo:rsid="00167399" style:font-style-asian="normal" style:font-style-complex="normal"/>
    </style:style>
    <style:style style:name="T9" style:family="text">
      <style:text-properties fo:font-style="normal" style:text-underline-style="none" officeooo:rsid="00177535" style:font-style-asian="normal" style:font-style-complex="normal"/>
    </style:style>
    <style:style style:name="T10" style:family="text">
      <style:text-properties fo:font-style="normal" style:text-underline-style="none" officeooo:rsid="001aa183" style:font-style-asian="normal" style:font-style-complex="normal"/>
    </style:style>
    <style:style style:name="T11" style:family="text">
      <style:text-properties fo:font-style="normal" style:text-underline-style="none" officeooo:rsid="001d3ba8" style:font-style-asian="normal" style:font-style-complex="normal"/>
    </style:style>
    <style:style style:name="T12" style:family="text">
      <style:text-properties fo:font-style="normal" style:text-underline-style="none" officeooo:rsid="001e4924" style:font-style-asian="normal" style:font-style-complex="normal"/>
    </style:style>
    <style:style style:name="T13" style:family="text">
      <style:text-properties fo:font-style="normal" style:text-underline-style="none" officeooo:rsid="0021694f" style:font-style-asian="normal" style:font-style-complex="normal"/>
    </style:style>
    <style:style style:name="T14" style:family="text">
      <style:text-properties fo:font-style="normal" style:text-underline-style="none" officeooo:rsid="0028eb2a" style:font-style-asian="normal" style:font-style-complex="normal"/>
    </style:style>
    <style:style style:name="T15" style:family="text">
      <style:text-properties fo:font-style="normal" style:text-underline-style="none" officeooo:rsid="0043b6b5" style:font-style-asian="normal" style:font-style-complex="normal"/>
    </style:style>
    <style:style style:name="T16" style:family="text">
      <style:text-properties officeooo:rsid="000fedcb"/>
    </style:style>
    <style:style style:name="T17" style:family="text">
      <style:text-properties officeooo:rsid="0011c339"/>
    </style:style>
    <style:style style:name="T18" style:family="text">
      <style:text-properties fo:font-style="italic" style:font-style-asian="italic" style:font-style-complex="italic"/>
    </style:style>
    <style:style style:name="T19" style:family="text">
      <style:text-properties fo:font-style="italic" officeooo:rsid="0011c339" style:font-style-asian="italic" style:font-style-complex="italic"/>
    </style:style>
    <style:style style:name="T20" style:family="text">
      <style:text-properties fo:font-style="italic" officeooo:rsid="003e78bd" style:font-style-asian="italic" style:font-style-complex="italic"/>
    </style:style>
    <style:style style:name="T21" style:family="text">
      <style:text-properties fo:font-style="italic" style:text-underline-style="none" officeooo:rsid="0011c339" style:font-style-asian="italic" style:font-style-complex="italic"/>
    </style:style>
    <style:style style:name="T22" style:family="text">
      <style:text-properties style:text-underline-style="none"/>
    </style:style>
    <style:style style:name="T23" style:family="text">
      <style:text-properties style:text-underline-style="none" officeooo:rsid="00247140"/>
    </style:style>
    <style:style style:name="T24" style:family="text">
      <style:text-properties style:text-underline-style="none" officeooo:rsid="00259036"/>
    </style:style>
    <style:style style:name="T25" style:family="text">
      <style:text-properties fo:font-variant="normal" fo:text-transform="none" fo:letter-spacing="normal" fo:font-style="normal" fo:font-weight="normal" style:font-style-asian="normal" style:font-style-complex="normal"/>
    </style:style>
    <style:style style:name="T26" style:family="text">
      <style:text-properties fo:font-variant="normal" fo:text-transform="none" fo:letter-spacing="normal" fo:font-style="normal" fo:font-weight="normal" officeooo:rsid="00458e67" style:font-style-asian="normal" style:font-style-complex="normal"/>
    </style:style>
    <style:style style:name="T27" style:family="text">
      <style:text-properties fo:font-variant="normal" fo:text-transform="none" fo:letter-spacing="normal" fo:font-style="normal" fo:font-weight="normal" officeooo:rsid="0030925e" style:font-style-asian="normal" style:font-style-complex="normal"/>
    </style:style>
    <style:style style:name="T28" style:family="text">
      <style:text-properties officeooo:rsid="00283820"/>
    </style:style>
    <style:style style:name="T29" style:family="text">
      <style:text-properties officeooo:rsid="0028eb2a"/>
    </style:style>
    <style:style style:name="T30" style:family="text">
      <style:text-properties officeooo:rsid="0028fc0d"/>
    </style:style>
    <style:style style:name="T31" style:family="text">
      <style:text-properties officeooo:rsid="00458e67"/>
    </style:style>
    <style:style style:name="T32" style:family="text">
      <style:text-properties style:font-name-asian="CMSLTT10"/>
    </style:style>
    <style:style style:name="T33" style:family="text">
      <style:text-properties officeooo:rsid="00458e67" style:font-name-asian="CMSLTT10"/>
    </style:style>
    <style:style style:name="T34" style:family="text">
      <style:text-properties officeooo:rsid="0033f2ee" style:font-name-asian="CMSLTT10"/>
    </style:style>
    <style:style style:name="T35" style:family="text">
      <style:text-properties style:font-style-asian="normal" style:font-style-complex="normal"/>
    </style:style>
    <style:style style:name="T36" style:family="text">
      <style:text-properties officeooo:rsid="00458e67" style:font-style-asian="normal" style:font-style-complex="normal"/>
    </style:style>
    <style:style style:name="T37" style:family="text">
      <style:text-properties officeooo:rsid="00399c91" style:font-style-asian="normal" style:font-style-complex="normal"/>
    </style:style>
    <style:style style:name="T38" style:family="text">
      <style:text-properties officeooo:rsid="003b389f" style:font-style-asian="normal" style:font-style-complex="normal"/>
    </style:style>
    <style:style style:name="T39" style:family="text">
      <style:text-properties officeooo:rsid="0040468a" style:font-style-asian="normal" style:font-style-complex="normal"/>
    </style:style>
    <style:style style:name="T40" style:family="text">
      <style:text-properties fo:color="#000000" fo:font-size="12pt" style:font-size-asian="12pt" style:font-size-complex="12pt"/>
    </style:style>
    <style:style style:name="T41" style:family="text">
      <style:text-properties fo:color="#000000" fo:font-size="12pt" officeooo:rsid="00458e67" style:font-size-asian="12pt" style:font-size-complex="12pt"/>
    </style:style>
    <style:style style:name="T42" style:family="text">
      <style:text-properties officeooo:rsid="0030492c"/>
    </style:style>
    <style:style style:name="T43" style:family="text">
      <style:text-properties fo:font-weight="bold" style:font-weight-asian="bold" style:font-weight-complex="bold"/>
    </style:style>
    <style:style style:name="T44" style:family="text">
      <style:text-properties fo:font-weight="bold" officeooo:rsid="00412535" style:font-weight-asian="bold" style:font-weight-complex="bold"/>
    </style:style>
    <style:style style:name="T45" style:family="text">
      <style:text-properties officeooo:rsid="002e7934"/>
    </style:style>
    <style:style style:name="T46" style:family="text">
      <style:text-properties officeooo:rsid="0030dd27"/>
    </style:style>
    <style:style style:name="T47" style:family="text">
      <style:text-properties officeooo:rsid="0036799c"/>
    </style:style>
    <style:style style:name="T48" style:family="text">
      <style:text-properties officeooo:rsid="003c79cb"/>
    </style:style>
    <style:style style:name="T49" style:family="text">
      <style:text-properties officeooo:rsid="003e78bd"/>
    </style:style>
    <style:style style:name="T50" style:family="text">
      <style:text-properties officeooo:rsid="003fb3ab"/>
    </style:style>
    <style:style style:name="T51" style:family="text">
      <style:text-properties fo:font-size="13pt" style:font-size-asian="13pt" style:font-size-complex="13pt"/>
    </style:style>
    <style:style style:name="T52" style:family="text">
      <style:text-properties fo:font-size="13pt" officeooo:rsid="003fb3ab" style:font-size-asian="13pt" style:font-size-complex="13pt"/>
    </style:style>
    <style:style style:name="T53" style:family="text">
      <style:text-properties officeooo:rsid="00436f1f"/>
    </style:style>
    <style:style style:name="T54" style:family="text">
      <style:text-properties officeooo:rsid="0045ac2e"/>
    </style:style>
    <style:style style:name="T55" style:family="text">
      <style:text-properties officeooo:rsid="00471f07"/>
    </style:style>
    <style:style style:name="T56" style:family="text">
      <style:text-properties officeooo:rsid="00513d38"/>
    </style:style>
    <style:style style:name="T57" style:family="text">
      <style:text-properties officeooo:rsid="0051f91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édicace</text:p>
      <text:p text:style-name="P1"/>
      <text:p text:style-name="P1"/>
      <text:p text:style-name="P1"/>
      <text:p text:style-name="P1">Je dédie ce travail à :</text:p>
      <text:p text:style-name="P1"/>
      <text:p text:style-name="P1">Mes chers parents </text:p>
      <text:p text:style-name="P1">Pour tous leurs sacrifices, leurs bienveillance à mon succès, et leur soutien moral.</text:p>
      <text:p text:style-name="P1">Pour leur aide, durant tout la période de mes études.</text:p>
      <text:p text:style-name="P1">Que ce travail soit la preuve de ma reconnaissance éternelle, amour et respect.</text:p>
      <text:p text:style-name="P1"/>
      <text:p text:style-name="P1">Mes <text:span text:style-name="T1">Sœurs</text:span> </text:p>
      <text:p text:style-name="P2">Hajar et Nada, en témoignage de l’affection et de tout l’amour qui nous unit. Pour leur soutient moral et leur aide tout le long de mes études, et qu’elles trouvent dans ce travail l’expression de ma profonde gratitude. </text:p>
      <text:p text:style-name="P2"/>
      <text:p text:style-name="P2">Ma famille et mes amis<text:line-break/>Pour leur soutien, leur reconnaissance et leur affection.</text:p>
      <text:p text:style-name="P2"><text:line-break/>Mes encadrants</text:p>
      <text:p text:style-name="P2">Pour leur aide et leur accompagnement qui m’ont permis de mener à bien mon projet.</text:p>
      <text:p text:style-name="P2"/>
      <text:p text:style-name="P2">Mes respectables professeurs</text:p>
      <text:p text:style-name="P2">Qui m’ont tant formé pour être à la hauteur.</text:p>
      <text:p text:style-name="P2"/>
      <text:p text:style-name="P2"/>
      <text:p text:style-name="P2"/>
      <text:p text:style-name="P2"/>
      <text:p text:style-name="P2"/>
      <text:p text:style-name="P3">Remerciement</text:p>
      <text:p text:style-name="P3"/>
      <text:p text:style-name="P4"><text:tab/>En préambule à ce mémoire, il m’est agréable de m’acquitter d’une dette de reconnaissance auprès de toutes les personnes dont l’intervention au long du projet a favorisé son succès et aboutissement.</text:p>
      <text:p text:style-name="P4">Je tiens à exprimer ma profonde gratitude à mon établissement et son corps pédagogique et à mon encadrant <text:span text:style-name="T16">pédagogique</text:span> Mr. Imad H<text:span text:style-name="T17">AFIDI</text:span>, Professeur et chef de département <text:s/><text:span text:style-name="T16">Informatique et Télécoms, pour son suivit, ses conseils et ses recommandations qu’il m’a prodigué tout le long du stage. </text:span></text:p>
      <text:p text:style-name="P5">Je remercie <text:s/><text:span text:style-name="T17">mon encadrant au sein de </text:span><text:span text:style-name="T19">Méditel, </text:span><text:span text:style-name="T2">Mr. Hicham JADIR, Senior manager pricing et Business plans au bureau de Planification et pilotage de performance et madame </text:span><text:span text:style-name="T3">Sahar HASSANINE, expert analyste business planning à la direction Centrale Commerciale pour leur encadrement, disponibilité, conseils et leur accompagnement tout le long de la réalisation de ce travail. Ainsi que tout le corps actif de </text:span><text:span text:style-name="T21">Méditel. <text:line-break/></text:span><text:span text:style-name="T5">Mes remerciements s’adressent également au corps professoral de </text:span><text:span text:style-name="T6">l’École</text:span><text:span text:style-name="T5"> Nationale des </text:span><text:soft-page-break/><text:span text:style-name="T5">Sciences Appliquées de Khouribga, en particuliers les enseignants du département génie Informatique d’avoir contribué à ma formation. </text:span></text:p>
      <text:p text:style-name="P15"/>
      <text:p text:style-name="P15">Chers membres du jury, c’est un honneur pour moi que vous avez accepté de juger mon travail. Je tiens à vous adresser mon respect et mes sincères remerciements. <text:s text:c="2"/></text:p>
      <text:p text:style-name="P16">Enfin, que toute personne ayant contribué de près ou de loin à la réussite de ce travail trouve ici l’expression de ma reconnaissance. </text:p>
      <text:p text:style-name="P16"><text:s/></text:p>
      <text:p text:style-name="P17">Résumé<text:line-break/></text:p>
      <text:p text:style-name="P6"><text:span text:style-name="T4"><text:tab/>Dans le but d’optimiser et d’augmenter la performance du datamining et du business intelligence au sein de </text:span><text:span text:style-name="T21">Méditel, </text:span><text:span text:style-name="T4">l’opérateur cherche à passer au traitement des données en utilisant le langage R pour remplacer la solution courante et déjà opérationnelle fournie par SAS. En utilisant R <text:s/></text:span><text:span text:style-name="T21">Méditel </text:span><text:span text:style-name="T4">cherche à </text:span><text:span text:style-name="T7">intégrer une opportunité de développement et</text:span><text:span text:style-name="T4"> </text:span><text:span text:style-name="T7">d’optimisation de ses procédures qui se reposent sur l’exploitation et l’analyse de données. </text:span></text:p>
      <text:p text:style-name="P18"/>
      <text:p text:style-name="P7"><text:span text:style-name="T7">Dans ce cadre, s’inscrit ce projet de fin d’étude au sein de </text:span><text:span text:style-name="T21">Méditel</text:span><text:span text:style-name="T4"> </text:span><text:span text:style-name="T7">ayant pour objectif: Tester les performance de R </text:span><text:span text:style-name="T8">et savoir son apport vis à vis de SAS à </text:span><text:span text:style-name="T21">Méditel </text:span><text:span text:style-name="T8">et proposer un </text:span><text:span text:style-name="T9">scénario</text:span><text:span text:style-name="T8"> d’intégration de cet outil d’analyse.</text:span><text:span text:style-name="T4"> <text:s text:c="23"/></text:span></text:p>
      <text:p text:style-name="P16"/>
      <text:p text:style-name="P8"><text:span text:style-name="T4">Pour aboutir à cet objectif, la démarche suivie consiste, au premier temps, à faire une étude sur l’utilisation de SAS et </text:span><text:span text:style-name="T11">s</text:span><text:span text:style-name="T4">on environnement au sein du département Pricing et Business intelligence pour en tirer le maxi</text:span><text:span text:style-name="T10">mum de cas d’utilisation de cet outil. La deuxième étape consiste à se documenter et se familiariser avec le langage R </text:span><text:span text:style-name="T11">et avoir des notions d’analyse de données volumineuses ainsi que les solutions entreprise de R pour optimiser le temps de calcul et augmenter la productivité du département ainsi proposer une intégration de cette solution. Puis une étude de cas sera donnée comme exemple d’application de R pour générer des modèles prédictifs sur des données de taille large en appliquant plusieurs modèles de prédiction d’un phénomène courant dans l’activité des clients de </text:span><text:span text:style-name="T21">Méditel </text:span><text:span text:style-name="T11">qui est la migration entre formules pour les clients mobile. Le travail sur ce sujet s’est appuyé </text:span><text:span text:style-name="T12">sur plusieurs analyses </text:span><text:span text:style-name="T13">de performance, scalabilité et de productivité. Avec une illustration à travers un modèle prédictif de migration comme étant produit de ce sujet. <text:line-break/></text:span></text:p>
      <text:p text:style-name="P9"><text:span text:style-name="T13">C</text:span><text:span text:style-name="T4">e modèle prédictif illustrera la simulation de plusieurs méthodes de classification pour la prédiction et les équations de régression logistique sous R avec plusieurs bibliothèques et des testes de fiabilité et d'erreurs lors des testes de prédictions. </text:span></text:p>
      <text:p text:style-name="P61">En comparaison avec les papiers blancs produits lors d'un modèle de prédiction fait par les consultants SAS pour le phénomène <text:span text:style-name="T18">Churn </text:span>(résiliation ou suspension de ligne) chez <text:span text:style-name="T21">Méditel, </text:span><text:span text:style-name="T22">la validité et la fiabilité du modèle </text:span><text:span text:style-name="T23">sera estimée et programmée pour une mise à jour du modèle automatique. </text:span></text:p>
      <text:p text:style-name="P19"/>
      <text:p text:style-name="P21">Mots clé :</text:p>
      <text:p text:style-name="P21"/>
      <text:p text:style-name="P61"><text:soft-page-break/><text:span text:style-name="T24">Business intelligence, data mining, SAS, open source R, Revolution R entreprise, Modèles de prédiction. </text:span><text:span text:style-name="T23"><text:line-break/><text:line-break/></text:span></text:p>
      <text:p text:style-name="P20"/>
      <text:p text:style-name="P20"/>
      <text:p text:style-name="P22">Abstract</text:p>
      <text:p text:style-name="P20"/>
      <text:p text:style-name="P62"><text:tab/>In order to optimize and increase the performance of data mining and business intelligence in <text:span text:style-name="T18">Meditel</text:span>, the operator tries to move the data processing to R language instead of the actual solution already operational and provided by SAS. Using R <text:span text:style-name="T18">Meditel</text:span> seeks to integrate an opportunity for development and optimization of its procedures which are based on the exploitation and the analysis of data.</text:p>
      <text:p text:style-name="P62">In this context, this project aims at: Testing the performance of R and benchmark it with SAS and suggest an integration scenario for this analysis tool.</text:p>
      <text:p text:style-name="P23"/>
      <text:p text:style-name="P62">To achieve this, the approach consists first on a study of how SAS and its environment are used within the department of Pricing and Business Intelligence to get the maximum use cases. The second step is to document and become familiar with the R language and have large data analysis concepts . Then a case study is given as an R application to generate predictive models on wide size data by applying several prediction models of a common phenomenon in the activity of <text:span text:style-name="T18">Meditel</text:span> customers who migrate between formulas and offers. The work on this subject was based on several analyzes of performance, scalability and productivity. With an illustration through a predictive model of migration as product of this.</text:p>
      <text:p text:style-name="P23"/>
      <text:p text:style-name="P62">This predictive model will illustrate the simulation of several classification methods for prediction and logistic regression equations in R with several libraries and tested reliability and error in predictions of testes compared to the white papers produced in a prediction model made by SAS consultants for the phenomenon Churn (termination or line suspension) in <text:span text:style-name="T18">Meditel</text:span>, validity and reliability of the model will be estimated and planned for an automatic update of the model.</text:p>
      <text:p text:style-name="P20"/>
      <text:p text:style-name="P20"/>
      <text:p text:style-name="P76">ملخص </text:p>
      <text:p text:style-name="P77"/>
      <text:p text:style-name="P77">من أجل تحسين وزيادة أداء استخراج البيانات و حساب المؤشرات <text:s/>في ميديتل، تحاول الشركة إستبدال التكنولوجيا المعتمدة في معالجة البيانات بلغة بدلا من التكنولوجيا الحالية التي تقدمها. باستخدام <text:s/>تسعى ميديتل إلى خلق فرصة لتنمية وتعظيم مجال أنشطتها عن طريق تطوير إجراءاتها والتي تقوم على استغلال وتحليل البيانات بتقنية مفتوحة المصدر.في هذا السياق، يهدف هذا المشروع إلى: اختبار أداء <text:s/>وقياس مع ساس ويقترح سيناريو التكامل لهذه الأداة تحليل.</text:p>
      <text:p text:style-name="P77"/>
      <text:p text:style-name="P77">ولتحقيق ذلك، سنطوي <text:s/>أولا على دراسة كيفية استخدام SAS وبيئته داخل قسم التسعيرو تحليل البيانات للحصول على أكبر عدد من سيناريوهات الإستخدام. والخطوة الثانية توثيق والعمل بلغة R لتحليل البيانات الكبيرة. ثم يتم إعطاء دراسة حالة كتطبيق R لتوليد نماذج تنبؤية على حجم البيانات واسعة من خلال تطبيق عدة نماذج التنبؤ لتتبع ظاهرة شائعة في نشاط عملاء ميديتل الذين ييغيرون بين الصيغ والعروض. واستند هذا العمل على عدة تحليلات الأداء والإنتاجية. </text:p>
      <text:p text:style-name="P77"><text:soft-page-break/></text:p>
      <text:p text:style-name="P77">النموذج التنبؤي سيمثل محاكاة عدة طرق للتصنيف و معادلات التنبؤ والانحدار اللوجستي في R بالعديد من الطرق واختبار الموثوقية والخطأ في التوقعات كمثال لعملية تحليلية دخل الشركة تمت بواسطة R.</text:p>
      <text:p text:style-name="P24"/>
      <text:p text:style-name="P20"/>
      <text:p text:style-name="P63">Table des Abréviations </text:p>
      <text:p text:style-name="P20"/>
      <table:table table:name="Table1" table:style-name="Table1">
        <table:table-column table:style-name="Table1.A"/>
        <table:table-column table:style-name="Table1.B"/>
        <table:table-row>
          <table:table-cell table:style-name="Table1.A1" office:value-type="string">
            <text:p text:style-name="P86">Méditel</text:p>
          </table:table-cell>
          <table:table-cell table:style-name="Table1.B1" office:value-type="string">
            <text:p text:style-name="P86">Deuxième opérateur de télécommunication au Maroc </text:p>
          </table:table-cell>
        </table:table-row>
        <table:table-row>
          <table:table-cell table:style-name="Table1.A2" office:value-type="string">
            <text:p text:style-name="P87">SGBD</text:p>
          </table:table-cell>
          <table:table-cell table:style-name="Table1.B2" office:value-type="string">
            <text:p text:style-name="P87">Systèmes de gestion de base de données</text:p>
          </table:table-cell>
        </table:table-row>
        <table:table-row>
          <table:table-cell table:style-name="Table1.A2" office:value-type="string">
            <text:p text:style-name="P86">BI</text:p>
          </table:table-cell>
          <table:table-cell table:style-name="Table1.B2" office:value-type="string">
            <text:p text:style-name="P86">Business intelligence</text:p>
          </table:table-cell>
        </table:table-row>
        <table:table-row>
          <table:table-cell table:style-name="Table1.A2" office:value-type="string">
            <text:p text:style-name="P88">CRM</text:p>
          </table:table-cell>
          <table:table-cell table:style-name="Table1.B2" office:value-type="string">
            <text:p text:style-name="P88">Client relationnal management</text:p>
          </table:table-cell>
        </table:table-row>
        <table:table-row>
          <table:table-cell table:style-name="Table1.A2" office:value-type="string">
            <text:p text:style-name="P89">SAS</text:p>
          </table:table-cell>
          <table:table-cell table:style-name="Table1.B2" office:value-type="string">
            <text:p text:style-name="P89">Statistical Analysis System</text:p>
          </table:table-cell>
        </table:table-row>
        <table:table-row>
          <table:table-cell table:style-name="Table1.A2" office:value-type="string">
            <text:p text:style-name="P90">BO</text:p>
          </table:table-cell>
          <table:table-cell table:style-name="Table1.B2" office:value-type="string">
            <text:p text:style-name="P90">Business Object</text:p>
          </table:table-cell>
        </table:table-row>
        <table:table-row>
          <table:table-cell table:style-name="Table1.A2" office:value-type="string">
            <text:p text:style-name="P89">DSI</text:p>
          </table:table-cell>
          <table:table-cell table:style-name="Table1.B2" office:value-type="string">
            <text:p text:style-name="P89">Division des systèmes d'information</text:p>
          </table:table-cell>
        </table:table-row>
        <table:table-row>
          <table:table-cell table:style-name="Table1.A2" office:value-type="string">
            <text:p text:style-name="P89">MMPR</text:p>
          </table:table-cell>
          <table:table-cell table:style-name="Table1.B2" office:value-type="string">
            <text:p text:style-name="P89">Montant Moyen Par Recharge</text:p>
          </table:table-cell>
        </table:table-row>
        <table:table-row>
          <table:table-cell table:style-name="Table1.A2" office:value-type="string">
            <text:p text:style-name="P89">CA</text:p>
          </table:table-cell>
          <table:table-cell table:style-name="Table1.B2" office:value-type="string">
            <text:p text:style-name="P89">Chiffre d'affaire</text:p>
          </table:table-cell>
        </table:table-row>
        <table:table-row>
          <table:table-cell table:style-name="Table1.A2" office:value-type="string">
            <text:p text:style-name="P89">IB</text:p>
          </table:table-cell>
          <table:table-cell table:style-name="Table1.B2" office:value-type="string">
            <text:p text:style-name="P89">Inbound</text:p>
          </table:table-cell>
        </table:table-row>
        <table:table-row>
          <table:table-cell table:style-name="Table1.A2" office:value-type="string">
            <text:p text:style-name="P89">OB</text:p>
          </table:table-cell>
          <table:table-cell table:style-name="Table1.B2" office:value-type="string">
            <text:p text:style-name="P89">Outbound</text:p>
          </table:table-cell>
        </table:table-row>
        <table:table-row>
          <table:table-cell table:style-name="Table1.A2" office:value-type="string">
            <text:p text:style-name="P89">RevoR</text:p>
          </table:table-cell>
          <table:table-cell table:style-name="Table1.B2" office:value-type="string">
            <text:p text:style-name="P89">Revolution R</text:p>
          </table:table-cell>
        </table:table-row>
        <table:table-row>
          <table:table-cell table:style-name="Table1.A2" office:value-type="string">
            <text:p text:style-name="P91">KKPV</text:p>
          </table:table-cell>
          <table:table-cell table:style-name="Table1.B2" office:value-type="string">
            <text:p text:style-name="P91">K Plus proches voisins </text:p>
          </table:table-cell>
        </table:table-row>
        <table:table-row>
          <table:table-cell table:style-name="Table1.A2" office:value-type="string">
            <text:p text:style-name="P91">SVM</text:p>
          </table:table-cell>
          <table:table-cell table:style-name="Table1.B2" office:value-type="string">
            <text:p text:style-name="P91">Séparateurs à vaste marge</text:p>
          </table:table-cell>
        </table:table-row>
        <table:table-row>
          <table:table-cell table:style-name="Table1.A2" office:value-type="string">
            <text:p text:style-name="P91">ROC</text:p>
          </table:table-cell>
          <table:table-cell table:style-name="Table1.B2" office:value-type="string">
            <text:p text:style-name="P91">Receiver Operating Characteristics</text:p>
          </table:table-cell>
        </table:table-row>
        <table:table-row>
          <table:table-cell table:style-name="Table1.A2" office:value-type="string">
            <text:p text:style-name="P91">ScalerR</text:p>
          </table:table-cell>
          <table:table-cell table:style-name="Table1.B2" office:value-type="string">
            <text:p text:style-name="P91">Partie qui gères les lots de données de RevoR</text:p>
          </table:table-cell>
        </table:table-row>
        <table:table-row>
          <table:table-cell table:style-name="Table1.A2" office:value-type="string">
            <text:p text:style-name="P91">RRO</text:p>
          </table:table-cell>
          <table:table-cell table:style-name="Table1.B2" office:value-type="string">
            <text:p text:style-name="P91">Revolution R Open</text:p>
          </table:table-cell>
        </table:table-row>
        <table:table-row>
          <table:table-cell table:style-name="Table1.A2" office:value-type="string">
            <text:p text:style-name="P91">RRE</text:p>
          </table:table-cell>
          <table:table-cell table:style-name="Table1.B2" office:value-type="string">
            <text:p text:style-name="P91">Revolution R Entreprise</text:p>
          </table:table-cell>
        </table:table-row>
        <table:table-row>
          <table:table-cell table:style-name="Table1.A2" office:value-type="string">
            <text:p text:style-name="P91">IDE</text:p>
          </table:table-cell>
          <table:table-cell table:style-name="Table1.B2" office:value-type="string">
            <text:p text:style-name="P91">Integrated Developement Environment</text:p>
          </table:table-cell>
        </table:table-row>
        <table:table-row>
          <table:table-cell table:style-name="Table1.A2" office:value-type="string">
            <text:p text:style-name="P91">GUI</text:p>
          </table:table-cell>
          <table:table-cell table:style-name="Table1.B2" office:value-type="string">
            <text:p text:style-name="P91">Graphical User interface</text:p>
          </table:table-cell>
        </table:table-row>
        <table:table-row>
          <table:table-cell table:style-name="Table1.A2" office:value-type="string">
            <text:p text:style-name="P91">CRAN</text:p>
          </table:table-cell>
          <table:table-cell table:style-name="Table1.B2" office:value-type="string">
            <text:p text:style-name="P91">Répositoire des bibliothèques R vérifiées</text:p>
          </table:table-cell>
        </table:table-row>
        <table:table-row>
          <table:table-cell table:style-name="Table1.A2" office:value-type="string">
            <text:p text:style-name="P91">ETL</text:p>
          </table:table-cell>
          <table:table-cell table:style-name="Table1.B2" office:value-type="string">
            <text:p text:style-name="P91">Extraction, Transformation, Chargement</text:p>
          </table:table-cell>
        </table:table-row>
      </table:table>
      <text:p text:style-name="P20"/>
      <text:p text:style-name="P20"/>
      <text:p text:style-name="P20"/>
      <text:p text:style-name="P20"/>
      <text:p text:style-name="P20"/>
      <text:p text:style-name="P20"/>
      <text:p text:style-name="P20"><text:soft-page-break/></text:p>
      <text:p text:style-name="P25">SOMMAIRE</text:p>
      <text:p text:style-name="P33">Dédicace</text:p>
      <text:p text:style-name="P33">Remerciement</text:p>
      <text:p text:style-name="P33">Résumé</text:p>
      <text:p text:style-name="P33">Abstract</text:p>
      <text:p text:style-name="P37">ملخص </text:p>
      <text:p text:style-name="P33">Table des abréviations</text:p>
      <text:p text:style-name="P33">Sommaire</text:p>
      <text:p text:style-name="P33">Liste des figures</text:p>
      <text:p text:style-name="P33">Introduction</text:p>
      <text:p text:style-name="P33"><text:span text:style-name="T50">1 - </text:span>Présentation d'état des lieux</text:p>
      <text:p text:style-name="P33"><text:tab/><text:span text:style-name="T50">1.1 - </text:span>Présentation de l'entreprise d’accueil</text:p>
      <text:p text:style-name="P33"><text:tab/><text:tab/><text:span text:style-name="T50">1.1.1 - </text:span>Historique</text:p>
      <text:p text:style-name="P33"><text:tab/><text:tab/><text:span text:style-name="T50">1.1.2 - </text:span>Chiffres clés </text:p>
      <text:p text:style-name="P33"><text:tab/><text:tab/><text:span text:style-name="T50">1.1.3 - </text:span>Valeurs</text:p>
      <text:p text:style-name="P33"><text:tab/><text:tab/><text:tab/>Simplicité</text:p>
      <text:p text:style-name="P33"><text:tab/><text:tab/><text:tab/>Transparence</text:p>
      <text:p text:style-name="P33"><text:tab/><text:tab/><text:tab/>Générosité </text:p>
      <text:p text:style-name="P33"><text:tab/><text:tab/><text:tab/>Proximité</text:p>
      <text:p text:style-name="P33"><text:tab/><text:tab/><text:tab/>Attention portée au client</text:p>
      <text:p text:style-name="P33"><text:tab/><text:span text:style-name="T50">1.2 - </text:span>Actionnariat et Conseil d’administration</text:p>
      <text:p text:style-name="P33"><text:tab/><text:tab/><text:span text:style-name="T50">1.2.1 - </text:span>Finance Com</text:p>
      <text:p text:style-name="P33"><text:tab/><text:tab/><text:span text:style-name="T50">1.2.2 - </text:span>La caisse des dépôts et de gestion</text:p>
      <text:p text:style-name="P33"><text:tab/><text:tab/><text:span text:style-name="T50">1.2.3 - </text:span>Orange, Groupe France Telecom</text:p>
      <text:p text:style-name="P33"><text:tab/><text:span text:style-name="T50">1.3 - </text:span>Organigramme</text:p>
      <text:p text:style-name="P33"><text:tab/><text:tab/>La direction Centrale Finance et Ressources</text:p>
      <text:p text:style-name="P33"><text:tab/><text:tab/>La direction Centrale Service</text:p>
      <text:p text:style-name="P33"><text:tab/><text:tab/>La direction Centrale Commerciale</text:p>
      <text:p text:style-name="P33"><text:tab/><text:tab/>La direction Centrale Entreprise </text:p>
      <text:p text:style-name="P33"><text:tab/><text:tab/>La direction Centrale Réseau</text:p>
      <text:p text:style-name="P33"><text:tab/><text:span text:style-name="T50">1.4 - </text:span>Présentation du service d’accueil</text:p>
      <text:p text:style-name="P33"><text:tab/><text:tab/><text:span text:style-name="T50">1.4.1 - </text:span>Département Pricing &amp; Buisiness Intelligence</text:p>
      <text:p text:style-name="P33"><text:tab/><text:tab/><text:span text:style-name="T50">1.4.2 - </text:span>Service Business Intelligence</text:p>
      <text:p text:style-name="P33"><text:tab/><text:tab/><text:span text:style-name="T50">1.4.3 - </text:span>État des lieux </text:p>
      <text:p text:style-name="P33"><text:tab/><text:tab/><text:span text:style-name="T50">1.4.4 - </text:span>Méthodologie et outils du Service Business Intelligence</text:p>
      <text:p text:style-name="P33"><text:tab/><text:tab/><text:tab/><text:span text:style-name="T50">1.4.4.1 - </text:span>Outils du service BI</text:p>
      <text:p text:style-name="P33"><text:tab/><text:tab/><text:tab/><text:span text:style-name="T50">1.4.4.2 - </text:span>Processus des demandes adressés au services</text:p>
      <text:p text:style-name="P33"><text:tab/><text:span text:style-name="T50">1.5 - </text:span>Présentation du projet</text:p>
      <text:p text:style-name="P33"><text:tab/><text:tab/><text:span text:style-name="T50">1.5.1 - </text:span>Problématique</text:p>
      <text:p text:style-name="P33"><text:tab/><text:tab/><text:span text:style-name="T50">1.5.2 - </text:span>Objectif du projet</text:p>
      <text:p text:style-name="P33"><text:tab/><text:tab/><text:span text:style-name="T50">1.5.3 - </text:span>Conduite du projet</text:p>
      <text:p text:style-name="P33"><text:tab/><text:tab/><text:tab/><text:span text:style-name="T50">1.5.3.1 - </text:span>Cycle de vie d'un projet de migration de technologie</text:p>
      <text:p text:style-name="P33"><text:tab/><text:tab/><text:tab/><text:span text:style-name="T50">1.5.3.2 - </text:span>Implémentation du cycle dans ce projet</text:p>
      <text:p text:style-name="P26"/>
      <text:p text:style-name="P26"><text:soft-page-break/>A – <text:span text:style-name="T29">Solutions Open Source de data mining</text:span></text:p>
      <text:p text:style-name="P26"><text:tab/><text:span text:style-name="T30">A.1 – Orange</text:span></text:p>
      <text:p text:style-name="P26"><text:tab/><text:tab/><text:span text:style-name="T30">A.1.1 – Présentation de l'outil</text:span></text:p>
      <text:p text:style-name="P26"><text:tab/><text:tab/><text:span text:style-name="T30">A.1.2 – Puissance et limites</text:span></text:p>
      <text:p text:style-name="P27"><text:tab/><text:span text:style-name="T30">A.2 – Open source R</text:span></text:p>
      <text:p text:style-name="P38"><text:tab/><text:tab/>A.2.1 – Présentation de l'outil</text:p>
      <text:p text:style-name="P28"><text:tab/><text:tab/><text:span text:style-name="T30">A.2.2 – Puissance et limites</text:span></text:p>
      <text:p text:style-name="P26"><text:tab/><text:span text:style-name="T30">A.3 – Weka</text:span></text:p>
      <text:p text:style-name="P39"><text:tab/><text:tab/>A.3.1 – Présentation de l'outil</text:p>
      <text:p text:style-name="P28"><text:tab/><text:tab/><text:span text:style-name="T30">A.3.2 – Puissance et limites</text:span></text:p>
      <text:p text:style-name="P26"><text:tab/><text:span text:style-name="T30">A.4 – Rapid Miner</text:span></text:p>
      <text:p text:style-name="P39"><text:tab/><text:tab/>A.3.1 – Présentation de l'outil</text:p>
      <text:p text:style-name="P28"><text:tab/><text:tab/><text:span text:style-name="T30">A.3.2 – Puissance et limites</text:span></text:p>
      <text:p text:style-name="P28"><text:tab/><text:span text:style-name="T30">A.5 Benchmarking</text:span></text:p>
      <text:p text:style-name="P28"><text:tab/><text:tab/><text:span text:style-name="T30">A.5.1 – Benchmarking technique</text:span></text:p>
      <text:p text:style-name="P39"><text:tab/><text:tab/>A.5.2 – Benchmarking de performance</text:p>
      <text:p text:style-name="P28"><text:span text:style-name="T30"><text:s/></text:span><text:line-break/>B – Scénarios d'intégration R chez Méditel</text:p>
      <text:p text:style-name="P29"><text:tab/>B.1 – Revolution R Entreprise, R tout puissant</text:p>
      <text:p text:style-name="P29"><text:tab/><text:tab/>B.1.1 – Revolution R et la vision entreprise</text:p>
      <text:p text:style-name="P29"><text:tab/><text:tab/>B.1.2 – Puissance de RevoR</text:p>
      <text:p text:style-name="P29"><text:tab/><text:tab/>B.1.3 – Versions disponibles</text:p>
      <text:p text:style-name="P29"><text:tab/>B.2 – Scénarios d'intégration</text:p>
      <text:p text:style-name="P29"><text:tab/><text:tab/>B.2.1 – Intégrer R avec un IDE</text:p>
      <text:p text:style-name="P29"><text:tab/><text:tab/><text:tab/>B.2.1.a – Implémentation</text:p>
      <text:p text:style-name="P29"><text:tab/><text:tab/><text:tab/>B.2.1.b – Architecture</text:p>
      <text:p text:style-name="P29"><text:tab/><text:tab/><text:tab/>B.2.1.c – Avantages et inconvénients</text:p>
      <text:p text:style-name="P79"><text:tab/><text:tab/>B.2.2 – ShinnyApp avec R</text:p>
      <text:p text:style-name="P80"><text:tab/><text:tab/><text:tab/>B.2.2.<text:span text:style-name="T28">a</text:span> – <text:span text:style-name="T28">Principe et implémentation</text:span></text:p>
      <text:p text:style-name="P80"><text:tab/><text:tab/><text:tab/>B.2.<text:span text:style-name="T28">2</text:span>.b – Architecture</text:p>
      <text:p text:style-name="P80"><text:tab/><text:tab/><text:tab/>B.2.<text:span text:style-name="T28">2</text:span>.c – Avantages et inconvénients</text:p>
      <text:p text:style-name="P80"><text:tab/><text:tab/>B.2.<text:span text:style-name="T28">3</text:span> – <text:span text:style-name="T28">Noeuds Knime</text:span></text:p>
      <text:p text:style-name="P80"><text:tab/><text:tab/><text:tab/>B.2.<text:span text:style-name="T28">3.a</text:span> – <text:span text:style-name="T28">Knime pour le datamining</text:span></text:p>
      <text:p text:style-name="P80"><text:tab/><text:tab/><text:tab/>B.2.<text:span text:style-name="T28">3</text:span>.b – <text:span text:style-name="T28">R implémenté sur Knime</text:span></text:p>
      <text:p text:style-name="P80"><text:tab/><text:tab/><text:tab/>B.2.<text:span text:style-name="T28">3</text:span>.<text:span text:style-name="T28">c</text:span> – <text:span text:style-name="T28">Les nœuds R</text:span></text:p>
      <text:p text:style-name="P30"><text:tab/><text:tab/><text:tab/>B.2.<text:span text:style-name="T28">3</text:span>.<text:span text:style-name="T28">d</text:span> – Avantages et inconvénients</text:p>
      <text:p text:style-name="P26"><text:tab/><text:tab/><text:span text:style-name="T28">B.2.4 – Conclusion</text:span></text:p>
      <text:p text:style-name="P31"><text:line-break/><text:span text:style-name="T41">C - </text:span><text:span text:style-name="T40">Problématique de classification sous R :</text:span></text:p>
      <text:p text:style-name="P70"><text:span text:style-name="T31"><text:tab/>C.1 - </text:span>Problématique de classification </text:p>
      <text:p text:style-name="P70"><text:span text:style-name="T31"><text:tab/><text:tab/>C.1.1 - </text:span>Les arbres de décision</text:p>
      <text:p text:style-name="P70"><text:span text:style-name="T31"><text:tab/><text:tab/><text:tab/>C.1.1.1 - </text:span>Notion d'entropie : </text:p>
      <text:p text:style-name="P78"><text:span text:style-name="T31"><text:tab/><text:tab/><text:tab/>C.1.1.2 - </text:span>Notion <text:span text:style-name="T42">de gain d'information</text:span> : </text:p>
      <text:p text:style-name="P70"><text:span text:style-name="T31"><text:tab/><text:tab/><text:tab/>C.1.1.3 - </text:span>Arbre de décision sous R :</text:p>
      <text:p text:style-name="P70"><text:span text:style-name="T26"><text:tab/><text:tab/><text:tab/><text:tab/>C</text:span><text:span text:style-name="T27">.1.1.3.1 - </text:span><text:span text:style-name="T25">Rpart</text:span></text:p>
      <text:p text:style-name="P70"><text:soft-page-break/><text:span text:style-name="T26"><text:tab/><text:tab/><text:tab/><text:tab/>C</text:span><text:span text:style-name="T27">.1.1.3.2 - </text:span><text:span text:style-name="T25">Party</text:span><text:line-break/><text:tab/><text:tab/><text:tab/><text:span text:style-name="T31">C.1.1.4 - </text:span>Revolution R Entreprise et la classification</text:p>
      <text:p text:style-name="P70"><text:span text:style-name="T31"><text:tab/><text:tab/>C.1.2 - </text:span>Foret de décision</text:p>
      <text:p text:style-name="P70"><text:span text:style-name="T31"><text:tab/><text:tab/>C.1.3 - </text:span>Régression :</text:p>
      <text:p text:style-name="P74"><text:span text:style-name="T31"><text:tab/><text:tab/><text:tab/>C.1.3.1 - </text:span>Régression linéaire :</text:p>
      <text:p text:style-name="P74"><text:span text:style-name="T33"><text:tab/><text:tab/><text:tab/>C</text:span><text:span text:style-name="T34">.1.3.2 - </text:span><text:span text:style-name="T32">Régression logistique :</text:span></text:p>
      <text:p text:style-name="P75"><text:span text:style-name="T31"><text:tab/><text:tab/><text:tab/>C.1.3.3 - </text:span>Régression linéaire générale :</text:p>
      <text:p text:style-name="P70"><text:span text:style-name="T31"><text:tab/>C.2 - Mo</text:span>dèle d’appétence : Prédire les migrations prépayé =&gt; post payé</text:p>
      <text:p text:style-name="P71"><text:span text:style-name="T31"><text:tab/><text:tab/>C</text:span>.2.1 – Problématique </text:p>
      <text:p text:style-name="P72"><text:tab/><text:tab/>C.2.2 – Préparation des données </text:p>
      <text:p text:style-name="P71"><text:span text:style-name="T31"><text:tab/><text:tab/>C</text:span>.2.3 – Problématique </text:p>
      <text:p text:style-name="P73"><text:span text:style-name="T31"><text:tab/><text:tab/><text:tab/>C.2.3.1 - </text:span>Liste des scriptes :</text:p>
      <text:p text:style-name="P81"><text:tab/>C.2.3.2 - Scoring des modèles :</text:p>
      <text:p text:style-name="P82"><text:span text:style-name="T36"><text:tab/><text:tab/><text:tab/>C</text:span><text:span text:style-name="T37">.2.3.2.</text:span><text:span text:style-name="T38">1 – Tests de validité</text:span><text:span text:style-name="T35"> :</text:span></text:p>
      <text:p text:style-name="P82"><text:span text:style-name="T36"><text:tab/><text:tab/><text:tab/>C</text:span><text:span text:style-name="T37">.2.3.2.</text:span><text:span text:style-name="T39">2</text:span><text:span text:style-name="T38"> – </text:span><text:span text:style-name="T39">Rafraîchissement des modèles</text:span><text:span text:style-name="T35"> :</text:span></text:p>
      <text:p text:style-name="P82"><text:span text:style-name="T36"><text:tab/><text:tab/><text:tab/>C</text:span><text:span text:style-name="T37">.2.3.2.</text:span><text:span text:style-name="T39">3</text:span><text:span text:style-name="T38"> – </text:span><text:span text:style-name="T39">Industrialisation </text:span><text:span text:style-name="T35">:</text:span></text:p>
      <text:p text:style-name="P37">D – Conclusions et discussions</text:p>
      <text:p text:style-name="P37">Bibliographies</text:p>
      <text:p text:style-name="P37">Webographies</text:p>
      <text:p text:style-name="P37">Annexes</text:p>
      <text:p text:style-name="P83"/>
      <text:p text:style-name="P20"/>
      <text:p text:style-name="P20"><text:tab/>La Business Intelligence (BI), également "intelligence d'affaires" ou "informatique décisionnelle", englobe les solutions informatiques apportant une aide à la décision avec, en bout de chaîne, rapports et tableaux de bord de suivi à la fois analytiques et prospectifs. Le but est de consolider les informations disponibles au sein des bases de données de votre entreprise. Toutes les activités de celle-ci sont concernées par les tableaux de bord et en sont des utilisateurs potentiels. La BI représente pour vous une opportunité d’optimiser le pilotage de vos activités et d’anticiper les évolutions marché ou du comportement des clients. </text:p>
      <text:p text:style-name="P40">Pour pouvoir déployer les données de telle façon à y appliquer de la business intelligence, la discipline du data mining prend place comme étant un nouveau champ situé au croisement de la statistique et des technologies de l'information (bases de données, intelligence artificielle, apprentissage, prédiction etc.) dont le but est de découvrir les structures dans de vastes ensembles de données et d'en tirer des modèles ou des éléments d'aide à la décision. </text:p>
      <text:p text:style-name="P40">La métaphore du data mining signifie qu'il y a des trésors ou pépites d'or cachés spis des montagnes de données que l'on peut découvrir avec des outils spécialisés. Ainsi l'analyse des données recueillies à d'autres fins – c'est une analyse secondaire on peut dire de bases de données – souvent conçues pour la gestion de données individuelles. <text:s/></text:p>
      <text:p text:style-name="P41">La notion de Business Intelligence est apparue à la fin des années 1970 avec les premiers data-centers. Des systèmes qui envoyaient des requêtes directement sur les serveurs de production, ce qui se révélait plutôt dangereux pour ces derniers. Dans les années 1980, l’arrivée des bases relationnelles et du mode client/serveur a permis d’isoler l’informatique de production des dispositifs décisionnels. Dans la foulée, des acteurs spécialisés se sont <text:soft-page-break/>lancés dans la définition de couches d’analyse « métier », dans le but de masquer la complexité des structures de données. Depuis, la BI n’est plus l’apanage des équipes techniques, elle est directement accessible aux responsables opérationnels. Tant qu'au data mining, il est né de l'évolution des SGBD <text:span text:style-name="T45">vers l'informatique décisionnelle avec les entrepôts de données (Data Warehouse), <text:s/>de l’explosion phénoménale de la taille des données, du développement de la gestion de la relation client (marketing client au lieu de marketing produit) et les recherches en intelligence artificielle, apprentissage et extraction de connaissances.</text:span></text:p>
      <text:p text:style-name="P41"/>
      <text:p text:style-name="P42">Les outils de data mining destinés entreprise doivent répondre à leurs utilités d'un fiabilité et productivité extrêmes. Utiliser un outil open source présentera une porte ouverte pour développer des solutions dédiée à des cas spéciaux et des configurations illimités depuis l'outil lui mêm<text:span text:style-name="T47">e. Présentera des solutions à moindre coût vis à vis la formation et la maîtrise de l'outil. C'est le cas de R, un outil de statistique à la base développé ensuite pour le data mining pour être un langage vectoriel en évolution pour traiter les même les bases de données big data.</text:span></text:p>
      <text:p text:style-name="P43">C'est dans ce cadre que ce projet est proposé pour intégrer R dans le processus du data mining à Méditel pour remplacer les solutions existante. Pour faire cela plusieurs étapes de benchmarking validerons la façon dont cet outil sera intégré. Un exemple de prédiction sera évoqué comme scénario d'utilisation de R Analysis.</text:p>
      <text:p text:style-name="P41"/>
      <text:p text:style-name="P44">La distribution du parc des lignes mobiles est divisé en deux formules d'offres, des offres prépayées et autres post-payées. Un client peut prendre la décision de changer sa formule à tout temps <text:span text:style-name="T46">à cause d'une raison qui peut être déduite de son comportement avant la migration. L'importance de ce phénomène impacte en gros le chiffre d'affaire déduit des deux populations du parc. Prédire ce phénomène pourra donner une vision futur de la structuration du parc, le CRM pourra exploiter ces données prédis pour cibler les lignes pour leurs offres futurs dans la stratégie marketing intelligente.</text:span></text:p>
      <text:p text:style-name="P44"/>
      <text:p text:style-name="P45">Le présent rapport synthétise tout le travail effectué dans cette perspective. Il est organisé comme suit :</text:p>
      <text:p text:style-name="P45"/>
      <text:p text:style-name="P45"><text:span text:style-name="T43">Partie 01 :</text:span> &lt; Présentation d'états des lieux&gt;</text:p>
      <text:p text:style-name="P47"/>
      <text:p text:style-name="P47">Dans ce chapitre, l'organisme d'accueil Méditélecom sera présenté avec quelques détails du secteur d'activité ainsi que l'état des lieux et de la méthodologie du fonctionnement du service Business intelligence au sein de l'opérateur.</text:p>
      <text:p text:style-name="P47"/>
      <text:p text:style-name="P45"><text:span text:style-name="T43">Partie </text:span><text:span text:style-name="T44">A </text:span><text:span text:style-name="T43">:</text:span> &lt;Comparaison entre les solutions Open source de mining&gt;</text:p>
      <text:p text:style-name="P45"/>
      <text:p text:style-name="P49">Ce chapitre a pour but de justifier le choix de R comme étant la solution Open Source proposée pour la migration de technologie du service pour faire du data mining <text:span text:style-name="T48">en le comparant avec trois autres outils open source de data mining.</text:span></text:p>
      <text:p text:style-name="P45"/>
      <text:p text:style-name="P45"><text:span text:style-name="T43">Partie </text:span><text:span text:style-name="T44">B</text:span><text:span text:style-name="T43"> :</text:span> &lt;Scénarios d'intégration de R chez <text:span text:style-name="T18">Méditel</text:span>&gt;</text:p>
      <text:p text:style-name="P45"><text:soft-page-break/></text:p>
      <text:p text:style-name="P50">Pour bénéficier d'une transition fluide <text:span text:style-name="T49">lors du changement de technologie, une étude des possibilité d'intégrations de R sous différentes implémentations et d'en choisir celle qui sera la plus optimale pour le service BI de </text:span><text:span text:style-name="T20">Méditel</text:span><text:span text:style-name="T49">.</text:span></text:p>
      <text:p text:style-name="P45"/>
      <text:p text:style-name="P45"><text:span text:style-name="T43">Partie </text:span><text:span text:style-name="T44">C</text:span><text:span text:style-name="T43"> :</text:span> &lt;Problématique de classification sous R&gt;</text:p>
      <text:p text:style-name="P45"/>
      <text:p text:style-name="P51">Le chapitre 4 présente un cas d'application de R pour traiter les données de Méditel et en tirer un modèle de prédiction basé sur les méthodes de classification sous R. Le contexte de l'application est de prédire la migration des lignes prépayées vers le post-payé. </text:p>
      <text:p text:style-name="P45"/>
      <text:p text:style-name="P45"><text:span text:style-name="T43">Partie </text:span><text:span text:style-name="T44">D</text:span><text:span text:style-name="T43"> :</text:span> &lt;Conclusions et discussions&gt;</text:p>
      <text:p text:style-name="P45"/>
      <text:p text:style-name="P47">Ce rapport est clôturé par ce chapitre qui décrit les ajouts que le projet a pu apporter ainsi que les perspectives à envisager pour améliorer la performance du service. </text:p>
      <text:p text:style-name="P84"/>
      <text:p text:style-name="P20"/>
      <text:p text:style-name="P46"><text:span text:style-name="T43">Partie 01 :</text:span> &lt; Présentation d'états des lieux&gt;</text:p>
      <text:p text:style-name="P48"/>
      <text:p text:style-name="P48">Dans ce chapitre, l'organisme d'accueil Méditélecom sera présenté avec quelques détails du secteur d'activité ainsi que l'état des lieux et de la méthodologie du fonctionnement du service Business intelligence au sein de l'opérateur.</text:p>
      <text:p text:style-name="P85"/>
      <text:p text:style-name="P34"/>
      <text:p text:style-name="P65"><text:span text:style-name="T50">1 - </text:span>Présentation d'état des lieux</text:p>
      <text:p text:style-name="P34"/>
      <text:p text:style-name="P64"><text:span text:style-name="T50">1.1 - </text:span>Présentation de l'entreprise d’accueil</text:p>
      <text:p text:style-name="P34"/>
      <text:p text:style-name="P52">Méditel, anciennement Méditelecom est une entreprise marocaine de télécommunications. Créée en 1999, elle est le deuxième opérateur de téléphonie mobile au Maroc. L'entreprise emploie plus de 2 000 salariés et génère plus de 20 000 emplois indirects. Son chiffre d'affaires s'est élevé à 5,3 milliards de dirham. </text:p>
      <text:p text:style-name="P52"/>
      <text:p text:style-name="P34"><text:span text:style-name="T52">1.1.1 – </text:span><text:span text:style-name="T51">Historique</text:span></text:p>
      <text:p text:style-name="P66"/>
      <text:p text:style-name="P69">Meditelecom fut créée en 1999 à la suite d'un partenariat entre des investisseurs marocains et les groupes Telefonica et Portugal Telecom qui en détenaient 32,18 % chacun. Actuellement Méditel est devenue en quelques années une entreprise marocaine de référence. Retour sur quelques dates clés d'une histoire riche en événements :</text:p>
      <text:p text:style-name="P69"/>
      <text:p text:style-name="P69">FIG 1 : Historique de l'opérateur <text:s text:c="2"/></text:p>
      <text:p text:style-name="P67"/>
      <text:p text:style-name="P67"><text:span text:style-name="T50">1.1.2 - </text:span>Chiffres clés</text:p>
      <text:p text:style-name="P67"/>
      <text:p text:style-name="P66"><text:soft-page-break/>Jour après jour, Méditel mo<text:span text:style-name="T53">bilise plus de 2 000 collaborateurs et un réseau près de 20.000 ambassadeurs dans plus de 13.000 poins de contact à travers le Royaume.</text:span></text:p>
      <text:p text:style-name="P66"/>
      <text:p text:style-name="P68">FIG 2 : Chiffres clefs de l'opérateur</text:p>
      <text:p text:style-name="P67"/>
      <text:p text:style-name="P67"><text:span text:style-name="T50">1.1.3 – </text:span>Valeurs</text:p>
      <text:p text:style-name="P68"/>
      <text:p text:style-name="P68">Cette réussite ce construit, également, sur la base des engagements et valeurs que Méditel tient vis-à-vis de son environnement. Méditel, c'est des ambitions, de l'investissement, du savoir-faire, mais surtout de valeurs fortes :</text:p>
      <text:p text:style-name="P68"/>
      <text:list xml:id="list2250292393903304439" text:style-name="L1">
        <text:list-item>
          <text:p text:style-name="P92">Simplicité</text:p>
        </text:list-item>
      </text:list>
      <text:p text:style-name="P35"/>
      <text:p text:style-name="P10"><text:span text:style-name="T14">M</text:span><text:span text:style-name="T4">éditel est simple parce qu'elle place la technologie à la portée de tous, parce qu'elle utilise un langage direct et propose à ses clients des offres claires et des services faciles à utiliser.</text:span></text:p>
      <text:p text:style-name="P53"/>
      <text:list xml:id="list3897448235993564709" text:style-name="L2">
        <text:list-item>
          <text:p text:style-name="P93">Transparence</text:p>
        </text:list-item>
      </text:list>
      <text:p text:style-name="P35"/>
      <text:p text:style-name="P10"><text:span text:style-name="T14">M</text:span><text:span text:style-name="T4">éditel est transparente parce qu'elle privilège l'échange dans sa relation avec ses partenaires et ses clients et adopte un discours en adéquation avec les offres qu'elle propose, sans mauvaise surprise.</text:span></text:p>
      <text:p text:style-name="P35"/>
      <text:list xml:id="list102633628379397" text:continue-numbering="true" text:style-name="L2">
        <text:list-item>
          <text:p text:style-name="P93">Générosité </text:p>
        </text:list-item>
      </text:list>
      <text:p text:style-name="P35"/>
      <text:p text:style-name="P10"><text:span text:style-name="T14">M</text:span><text:span text:style-name="T4">éditel est généreuse parce qu'elle conçoit des offres et des services </text:span><text:span text:style-name="T15">accessibles à tous, avec le souci constant de satisfaire ses clients.</text:span></text:p>
      <text:p text:style-name="P35"/>
      <text:list xml:id="list102634822021398" text:continue-numbering="true" text:style-name="L2">
        <text:list-item>
          <text:p text:style-name="P93">Proximité</text:p>
        </text:list-item>
      </text:list>
      <text:p text:style-name="P35"/>
      <text:p text:style-name="P11"><text:span text:style-name="T14">M</text:span><text:span text:style-name="T4">éditel est proche parce qu'elle est toujours à l'écoute de ses clients et attentive à répondre à chacun de leurs besoins. </text:span></text:p>
      <text:p text:style-name="P35"/>
      <text:list xml:id="list102634362006689" text:continue-numbering="true" text:style-name="L2">
        <text:list-item>
          <text:p text:style-name="P93">Attention portée au client</text:p>
        </text:list-item>
      </text:list>
      <text:p text:style-name="P35"/>
      <text:p text:style-name="P12"><text:span text:style-name="T14">M</text:span><text:span text:style-name="T4">éditel est attentionnée parce qu'elle facilite la vie de chacun et agit chaque jour pour le confort de tout. </text:span></text:p>
      <text:p text:style-name="P35"/>
      <text:p text:style-name="P34"><text:span text:style-name="T50">1.2 - </text:span>Actionnariat et Conseil d’administration</text:p>
      <text:p text:style-name="P34"/>
      <text:p text:style-name="P54">A sa création en 1999, Méditel est le fruit d'une alliance entre les majors des télécoms en méditerranée et de solides groupes financiers et industriels marocains. <text:line-break/>En d<text:span text:style-name="T54">écembre 2010, le groupe France Telecom (Orange) a signé son entrée définitive dans le capital Méditel.</text:span></text:p>
      <text:p text:style-name="P54"><text:soft-page-break/></text:p>
      <text:p text:style-name="P34"><text:span text:style-name="T50">1.2.1 - </text:span>Finance Com</text:p>
      <text:p text:style-name="P34"/>
      <text:p text:style-name="P55">Groupe marocain privé aux ambitions régionales et internationales affirmées, Finance Com est présent notamment dans les services financiers (Groupe BMCE bank), les assurances (RMA Wataniya) et les télécommunications (Méditelecom). </text:p>
      <text:p text:style-name="P55"/>
      <text:p text:style-name="P34"><text:span text:style-name="T50">1.2.2 - </text:span>La caisse des dépôts et de gestion</text:p>
      <text:p text:style-name="P34"/>
      <text:p text:style-name="P55">Le groupe CDG est un groupe financier dédié au développement économique et social du Maroc. Avec plus de 5 000 collaborateurs et une quarantaine de filiales métiers, le groupe CDG est un acteur de référence dans la gestion de fonds institutionnels, les métiers bancaires et financiers et le développement territorial. </text:p>
      <text:p text:style-name="P34"/>
      <text:p text:style-name="P34"><text:span text:style-name="T50">1.2.3 - </text:span>Orange, Groupe France Telecom</text:p>
      <text:p text:style-name="P34"/>
      <text:p text:style-name="P56">Orange est la marque phare de France Telécom, un des principaux opérateurs européens du mobile et l'accès internet ADSL et l'un des leaders mondiaux des services de télécommunications aux entreprises multinationales, sous la marque Orange Business Services.</text:p>
      <text:p text:style-name="P34"/>
      <text:p text:style-name="P34"/>
      <text:p text:style-name="P34"><text:span text:style-name="T50">1.3 – </text:span>Organigramme</text:p>
      <text:p text:style-name="P34"/>
      <text:p text:style-name="P56">Méditel organise son travail d'une façon claire affin d'assurer une efficacité optimale. Ainsi, six directions centrales structurent l'entreprise ; il s'agit d'un pole financier, de la direction centrale service, de direction centrale et ressource, de la direction centrale commerciale, de la direction centrale entreprise et la direction centrale réseau.</text:p>
      <text:p text:style-name="P56"/>
      <text:p text:style-name="P56"><text:s/>FIG 3 : Organi<text:span text:style-name="T55">gramme de l'entreprise</text:span> </text:p>
      <text:p text:style-name="P34"/>
      <text:list xml:id="list8442782917757123461" text:style-name="L3">
        <text:list-item>
          <text:p text:style-name="P94">La direction Centrale Finance et Ressources</text:p>
        </text:list-item>
      </text:list>
      <text:p text:style-name="P34"/>
      <text:p text:style-name="P13"><text:span text:style-name="T14">E</text:span><text:span text:style-name="T4">lle intègre toutes les activités liées à la finance, nécessaires pour une bonne gestion de l'entreprise et à l'origine de décisions stratégiques en collaboration avec la direction commerciale.</text:span></text:p>
      <text:p text:style-name="P34"/>
      <text:list xml:id="list102634366503296" text:continue-numbering="true" text:style-name="L3">
        <text:list-item>
          <text:p text:style-name="P94">La direction Centrale Service</text:p>
        </text:list-item>
      </text:list>
      <text:p text:style-name="P34"/>
      <text:p text:style-name="P14"><text:span text:style-name="T14">E</text:span><text:span text:style-name="T4">lle revoit, quand à elle, au savoir-faire technologique de Méditel et intègre la dimension qualité des produits et services par la mise en œuvre d'un système d’ingénieure des systèmes d'information de haut niveau</text:span></text:p>
      <text:p text:style-name="P34"/>
      <text:list xml:id="list102634952316599" text:continue-numbering="true" text:style-name="L3">
        <text:list-item>
          <text:p text:style-name="P94">La direction Centrale Commerciale</text:p>
        </text:list-item>
      </text:list>
      <text:p text:style-name="P34"/>
      <text:p text:style-name="P36"><text:soft-page-break/>Elle est répartie en unités d’affaires, chacune renvoyant à une catégorie de produits et services offerts par l’entreprise qui travaille en collaboration avec des unités de support. C’est à ce niveau que se dessine la stratégie Marketing adoptée par Méditel et qui témoigne de l’expertise et de l’expérience dont est munie l’entreprise. Mon stage s’est déroulé dans cette entité.</text:p>
      <text:p text:style-name="P34"/>
      <text:list xml:id="list102634990388540" text:continue-numbering="true" text:style-name="L3">
        <text:list-item>
          <text:p text:style-name="P94">La direction Centrale Entreprise </text:p>
        </text:list-item>
      </text:list>
      <text:p text:style-name="P34"/>
      <text:p text:style-name="P57">Elle gère un segment potentiel et particulier des clients Méditel à savoir le segment des entreprises.</text:p>
      <text:p text:style-name="P34"/>
      <text:list xml:id="list102633681714944" text:continue-numbering="true" text:style-name="L3">
        <text:list-item>
          <text:p text:style-name="P94">La direction Centrale Réseau</text:p>
        </text:list-item>
      </text:list>
      <text:p text:style-name="P34"/>
      <text:p text:style-name="P34">Elle intègre toutes les activités liées au déploiement du réseau, nécessaires pour une couverture optimale du territoire ainsi que l’acheminement des appels téléphoniques. Cette organisation a été mise ne place pour assurer : </text:p>
      <text:p text:style-name="P34"/>
      <text:list xml:id="list7612415016080992585" text:style-name="L4">
        <text:list-item>
          <text:p text:style-name="P96">Une meilleure efficacité opérationnelle. </text:p>
        </text:list-item>
        <text:list-item>
          <text:p text:style-name="P96">Un positionnement des métiers dans des directions centrales cohérent et homogène. </text:p>
        </text:list-item>
        <text:list-item>
          <text:p text:style-name="P96">Une amélioration du processus de prise de décision favorisant un niveau de délégation plus important et un renforcement et la culture de la performance.</text:p>
        </text:list-item>
      </text:list>
      <text:p text:style-name="P34"/>
      <text:p text:style-name="P34"><text:span text:style-name="T50">1.4 - </text:span>Présentation du service d’accueil</text:p>
      <text:p text:style-name="P34"/>
      <text:p text:style-name="P57">Avant de présenter le service Business Intelligence, le service ou le stage a été effectué, il serait nécessaire de connaître la structure de la direction centrale commerciale et les différentes unités la composant.</text:p>
      <text:p text:style-name="P57"/>
      <text:p text:style-name="P34"><text:span text:style-name="T50">1.4.1 - </text:span>Département Pricing &amp; Buisiness Intelligence</text:p>
      <text:p text:style-name="P34"/>
      <text:p text:style-name="P57">D’une façon générale, le département Pricing et Business Intelligence fournit à l’entreprise des informations à caractères économique, financier, stratégique et politique pour permettre le développement de stratégies d’entreprises pertinentes.</text:p>
      <text:p text:style-name="P57"/>
      <text:p text:style-name="P57">Savoir-faire méthodologique :</text:p>
      <text:p text:style-name="P57"/>
      <text:list xml:id="list7151891925957891937" text:style-name="L5">
        <text:list-item>
          <text:p text:style-name="P97">Repérer, analyser et synthétiser des informations (rendre claire et simple une matière complexe)</text:p>
        </text:list-item>
        <text:list-item>
          <text:p text:style-name="P97">Élaboration des business Case (deuxième étape du parcours de produit).  </text:p>
        </text:list-item>
        <text:list-item>
          <text:p text:style-name="P97">Mesure et suivi des revenus des nouveaux produits.</text:p>
        </text:list-item>
      </text:list>
      <text:p text:style-name="P34"/>
      <text:p text:style-name="P34"><text:span text:style-name="T50">1.4.2 - </text:span>Service Business Intelligence</text:p>
      <text:p text:style-name="P34"/>
      <text:p text:style-name="P57"><text:soft-page-break/>La politique suivie par l’opérateur télécom Méditel met le service business intelligence à la disposition des autres services concernés par ses analyses et ses extractions des bases, les autres services se bénéficient de ces analyses et extractions pour prendre des décisions.</text:p>
      <text:p text:style-name="P34"/>
      <text:p text:style-name="P57">FIG 4 : Organigramme de la direction commerciale </text:p>
      <text:p text:style-name="P34"/>
      <text:p text:style-name="P34"><text:span text:style-name="T50">1.4.3 - </text:span>État des lieux</text:p>
      <text:p text:style-name="P34"/>
      <text:p text:style-name="P58">Le service Business Intelligence utilise des outils informatiques pour traiter les différentes données de l’entreprise et les analyser, mais cela était fait d’une manière manuelle à travers SAS EG et SAP Business Objects qu’on utilise pour créer les différents rapports dépendamment du besoin de l’entreprise.</text:p>
      <text:p text:style-name="P58"/>
      <text:p text:style-name="P59">Changer l'outil de traitement et d'analyse de données vers un outil de source libre créera un champs très vaste de développement d'outils et de procédures personnalisées au BI et au data mining à Méditel.</text:p>
      <text:p text:style-name="P59"/>
      <text:p text:style-name="P59">Pour cela et dans le cadre de mon stage, on m'a confié la tache de benchmarker deux solutions qui servent d'outils d'analyse et traitement de données, SAS et R pour préparer le champs à la migration totale des procédures du service vers la nouvelle technologie open source. <text:s/></text:p>
      <text:p text:style-name="P58"/>
      <text:p text:style-name="P34"><text:span text:style-name="T50">1.4.4 - </text:span>Méthodologie et outils du Service Business Intelligence</text:p>
      <text:p text:style-name="P34"/>
      <text:p text:style-name="P34"><text:span text:style-name="T50">1.4.4.1 - </text:span>Outils du service BI</text:p>
      <text:p text:style-name="P34"/>
      <text:p text:style-name="P59">Le service BI utilise un ensemble d’outils informatiques pour extraire les données, traiter, analyser et présenter ; on cite ici :</text:p>
      <text:p text:style-name="P34"/>
      <text:list xml:id="list413843116632766231" text:style-name="L6">
        <text:list-item>
          <text:p text:style-name="P95"><text:span text:style-name="T43">Business Objects :</text:span> ce logiciel est utilisé lorsque les données nécessaires à la demande sont très récentes (analyse sur les derniers jours). Une description du logiciel est disponible à l’annexe.</text:p>
          <text:p text:style-name="P95"/>
        </text:list-item>
        <text:list-item>
          <text:p text:style-name="P95"><text:span text:style-name="T43">SAS Enterprise Guide :</text:span> ce logiciel est utilisé lorsque les données nécessaires à la demande ne sont pas très récentes (analyse sur un ou plusieurs mois), il est fréquemment utilisé que BO puisqu’il permet des bases de grande taille. Une description du logiciel est disponible à l’annexe.</text:p>
          <text:p text:style-name="P95"/>
        </text:list-item>
        <text:list-item>
          <text:p text:style-name="P95"><text:span text:style-name="T43">Excel, PowerPoint et Think-Cell : </text:span>Après extractions et analyses assurées par les deux derniers logiciels, les deux logiciels Excel et PowerPoint sont utilisés pour présenter les données et restituer les évolutions des différents indicateurs et paramètres, ils permettent d’assurer la standardisation des fichiers circulant entre directions ; ThinkCell est un add-on à installer sur office. Il a pour but de faire le lien entre Excel, blindé de données, de formules et tableaux divers et un PowerPoint, qui <text:soft-page-break/>est la synthèse graphique avec juste quelques explications et quelques graphiques pour nos décideurs. Une description de ces outils est disponible à l’annexe. </text:p>
        </text:list-item>
      </text:list>
      <text:p text:style-name="P34"/>
      <text:p text:style-name="P34"><text:span text:style-name="T50">1.4.4.2 - </text:span>Processus des demandes adressés au services</text:p>
      <text:p text:style-name="P34"/>
      <text:p text:style-name="P60">Le service reçoit chaque jour des demandes de la part des différentes directions de l’entreprise, ces demandes sont diversifiées, citons quelques exemples :</text:p>
      <text:p text:style-name="P60"/>
      <text:list xml:id="list1174674495798873508" text:style-name="L7">
        <text:list-item>
          <text:p text:style-name="P99">Suivi des KPIs commerciaux d’usage et de revenu.</text:p>
        </text:list-item>
        <text:list-item>
          <text:p text:style-name="P99">Élaboration des rapports concernant la performance de l’entreprise.</text:p>
        </text:list-item>
        <text:list-item>
          <text:p text:style-name="P99">Réalisation des analyses prédictives.</text:p>
        </text:list-item>
        <text:list-item>
          <text:p text:style-name="P99">Extraction des bases de clients suivant les critères liés au besoin.</text:p>
        </text:list-item>
        <text:list-item>
          <text:p text:style-name="P99">Analyse avant et après les actions commerciales.</text:p>
        </text:list-item>
        <text:list-item>
          <text:p text:style-name="P99">Suivi journalier, hebdomadaire et mensuel des activités des entreprises.</text:p>
        </text:list-item>
        <text:list-item>
          <text:p text:style-name="P98">Élaboration des business Case (deuxième étape du parcours de produit).</text:p>
        </text:list-item>
      </text:list>
      <text:p text:style-name="P34"/>
      <text:p text:style-name="P60">Après réception d’une demande, le service Business Intelligence la traite en quatre étapes avant la livraison de l’Output :</text:p>
      <text:p text:style-name="P60"/>
      <text:p text:style-name="P60">Fig 4 : Processus de traitement des demandes </text:p>
      <text:p text:style-name="P60"/>
      <text:list xml:id="list2039976671387795570" text:style-name="L8">
        <text:list-item>
          <text:p text:style-name="P100">Analyse du besoin : le besoin doit être analysé pour déterminer le degré d’importance du besoin et les informations et données répondant au besoin.</text:p>
        </text:list-item>
        <text:list-item>
          <text:p text:style-name="P100">Extraction des données : dans cette phase, l’opérateur commence à extraire les données en utilisant les outils BI cités ci-dessus ; pour les données récentes (avant actualisation des DATA MART), le service utilise le logiciel Business Objects pour accéder directement au DATA WareHouse.  </text:p>
        </text:list-item>
        <text:list-item>
          <text:p text:style-name="P100">Traitement et analyse : dans la plupart des cas, le besoin consiste en une analyse explicative ou prédictive, ce qui conduit le service à utiliser les techniques Data Mining pour faire ces analyses.  </text:p>
        </text:list-item>
        <text:list-item>
          <text:p text:style-name="P100">Présentation des résultats : Avant de livrer les résultats au service concerné, ils seront restitués et présentés dans des fichiers Excel ou sur PowerPoint avec des graphes et commentaires explicatifs.</text:p>
        </text:list-item>
      </text:list>
      <text:p text:style-name="P60"/>
      <text:p text:style-name="P34"><text:span text:style-name="T50">1.5 - </text:span>Présentation du projet</text:p>
      <text:p text:style-name="P34"/>
      <text:p text:style-name="P34"><text:span text:style-name="T50">1.5.1 – </text:span>Problématique</text:p>
      <text:p text:style-name="P34"/>
      <text:p text:style-name="P101">Ce projet de fin d'étude s'inscrit dans le cadre d'une étude post migration de <text:span text:style-name="T56">l'outil de traitement et d'analyse de données, permettant d'intégrer R comme solution open source au lieu de SAS au sein du département Pricing et business intelligence. </text:span></text:p>
      <text:p text:style-name="P101"/>
      <text:p text:style-name="P101"><text:span text:style-name="T57">La solution actuelle de traitement et de data mining SAS réside un outils professionnel et un progiciel de renom, mais penser à utiliser un outil de source libre permettra d'élargir le champs de fonctionnalités et rendre l'outil plus configurable aux analyses faites à Méditel.</text:span></text:p>
      <text:p text:style-name="P101"><text:soft-page-break/></text:p>
      <text:p text:style-name="P34"/>
      <text:p text:style-name="P34"><text:tab/><text:tab/><text:span text:style-name="T50">1.5.2 - </text:span>Objectif du projet</text:p>
      <text:p text:style-name="P34"><text:tab/><text:tab/><text:span text:style-name="T50">1.5.3 - </text:span>Conduite du projet</text:p>
      <text:p text:style-name="P34"><text:tab/><text:tab/><text:tab/><text:span text:style-name="T50">1.5.3.1 - </text:span>Cycle de vie d'un projet de migration de technologie</text:p>
      <text:p text:style-name="P34"><text:tab/><text:tab/><text:tab/><text:span text:style-name="T50">1.5.3.2 - </text:span>Implémentation du cycle dans ce projet</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MSLTT10" svg:font-family="CMSLTT10"/>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2T17:44:15.744000000</meta:creation-date>
    <meta:editing-duration>PT5H19M39S</meta:editing-duration>
    <meta:editing-cycles>46</meta:editing-cycles>
    <meta:generator>LibreOffice/5.0.6.3$Windows_x86 LibreOffice_project/490fc03b25318460cfc54456516ea2519c11d1aa</meta:generator>
    <dc:date>2016-05-23T10:26:33.034000000</dc:date>
    <meta:document-statistic meta:table-count="1" meta:image-count="0" meta:object-count="0" meta:page-count="15" meta:paragraph-count="298" meta:word-count="4342" meta:character-count="28098" meta:non-whitespace-character-count="23726"/>
  </office:meta>
</office:document-meta>
</file>